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3.5in" fo:margin-left="-0.0208in" fo:margin-top="0in" fo:margin-bottom="0in" style:page-number="auto" table:align="left" style:writing-mode="lr-tb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0.8438in"/>
    </style:style>
    <style:style style:name="Table1.D" style:family="table-column">
      <style:table-column-properties style:column-width="0.625in"/>
    </style:style>
    <style:style style:name="Table1.1" style:family="table-row">
      <style:table-row-properties style:min-row-height="0.1979in" fo:keep-together="auto"/>
    </style:style>
    <style:style style:name="Table1.A1" style:family="table-cell">
      <style:table-cell-properties style:vertical-align="middle" fo:background-color="#d9e2f3" fo:padding-left="0.075in" fo:padding-right="0.075in" fo:padding-top="0in" fo:padding-bottom="0in" fo:border="none">
        <style:background-image/>
      </style:table-cell-properties>
    </style:style>
    <style:style style:name="Table1.A2" style:family="table-cell">
      <style:table-cell-properties style:vertical-align="middle" fo:background-color="#d9d9d9" fo:padding-left="0.075in" fo:padding-right="0.075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bottom" fo:background-color="#d9d9d9" fo:padding-left="0.075in" fo:padding-right="0.075in" fo:padding-top="0in" fo:padding-bottom="0in" fo:border="none">
        <style:background-image/>
      </style:table-cell-properties>
    </style:style>
    <style:style style:name="Table1.A7" style:family="table-cell">
      <style:table-cell-properties style:vertical-align="middle" fo:padding-left="0.075in" fo:padding-right="0.075in" fo:padding-top="0in" fo:padding-bottom="0in" fo:border="none"/>
    </style:style>
    <style:style style:name="Table1.B7" style:family="table-cell">
      <style:table-cell-properties style:vertical-align="bottom" fo:padding-left="0.075in" fo:padding-right="0.075in" fo:padding-top="0in" fo:padding-bottom="0in" fo:border="none"/>
    </style:style>
    <style:style style:name="Table1.C7" style:family="table-cell">
      <style:table-cell-properties style:vertical-align="bottom" fo:padding-left="0.075in" fo:padding-right="0.075in" fo:padding-top="0in" fo:padding-bottom="0in" fo:border="none"/>
    </style:style>
    <style:style style:name="Table1.D7" style:family="table-cell">
      <style:table-cell-properties style:vertical-align="bottom" fo:padding-left="0.075in" fo:padding-right="0.075in" fo:padding-top="0in" fo:padding-bottom="0in" fo:border="none"/>
    </style:style>
    <style:style style:name="Table1.A8" style:family="table-cell">
      <style:table-cell-properties style:vertical-align="middle" fo:padding-left="0.075in" fo:padding-right="0.075in" fo:padding-top="0in" fo:padding-bottom="0in" fo:border="none"/>
    </style:style>
    <style:style style:name="Table1.B8" style:family="table-cell">
      <style:table-cell-properties style:vertical-align="bottom" fo:padding-left="0.075in" fo:padding-right="0.075in" fo:padding-top="0in" fo:padding-bottom="0in" fo:border="none"/>
    </style:style>
    <style:style style:name="Table1.C8" style:family="table-cell">
      <style:table-cell-properties style:vertical-align="bottom" fo:padding-left="0.075in" fo:padding-right="0.075in" fo:padding-top="0in" fo:padding-bottom="0in" fo:border="none"/>
    </style:style>
    <style:style style:name="Table1.D8" style:family="table-cell">
      <style:table-cell-properties style:vertical-align="bottom" fo:padding-left="0.075in" fo:padding-right="0.075in" fo:padding-top="0in" fo:padding-bottom="0in" fo:border="none"/>
    </style:style>
    <style:style style:name="Table1.A9" style:family="table-cell">
      <style:table-cell-properties style:vertical-align="middle" fo:padding-left="0.075in" fo:padding-right="0.075in" fo:padding-top="0in" fo:padding-bottom="0in" fo:border="none"/>
    </style:style>
    <style:style style:name="Table1.B9" style:family="table-cell">
      <style:table-cell-properties style:vertical-align="bottom" fo:padding-left="0.075in" fo:padding-right="0.075in" fo:padding-top="0in" fo:padding-bottom="0in" fo:border="none"/>
    </style:style>
    <style:style style:name="Table1.C9" style:family="table-cell">
      <style:table-cell-properties style:vertical-align="bottom" fo:padding-left="0.075in" fo:padding-right="0.075in" fo:padding-top="0in" fo:padding-bottom="0in" fo:border="none"/>
    </style:style>
    <style:style style:name="Table1.D9" style:family="table-cell">
      <style:table-cell-properties style:vertical-align="bottom" fo:padding-left="0.075in" fo:padding-right="0.075in" fo:padding-top="0in" fo:padding-bottom="0in" fo:border="none"/>
    </style:style>
    <style:style style:name="Table1.A10" style:family="table-cell">
      <style:table-cell-properties style:vertical-align="middle" fo:padding-left="0.075in" fo:padding-right="0.075in" fo:padding-top="0in" fo:padding-bottom="0in" fo:border="none"/>
    </style:style>
    <style:style style:name="Table1.B10" style:family="table-cell">
      <style:table-cell-properties style:vertical-align="bottom" fo:padding-left="0.075in" fo:padding-right="0.075in" fo:padding-top="0in" fo:padding-bottom="0in" fo:border="none"/>
    </style:style>
    <style:style style:name="Table1.C10" style:family="table-cell">
      <style:table-cell-properties style:vertical-align="bottom" fo:padding-left="0.075in" fo:padding-right="0.075in" fo:padding-top="0in" fo:padding-bottom="0in" fo:border="none"/>
    </style:style>
    <style:style style:name="Table1.D10" style:family="table-cell">
      <style:table-cell-properties style:vertical-align="bottom" fo:padding-left="0.075in" fo:padding-right="0.075in" fo:padding-top="0in" fo:padding-bottom="0in" fo:border="none"/>
    </style:style>
    <style:style style:name="Table1.A11" style:family="table-cell">
      <style:table-cell-properties style:vertical-align="middle" fo:padding-left="0.075in" fo:padding-right="0.075in" fo:padding-top="0in" fo:padding-bottom="0in" fo:border="none"/>
    </style:style>
    <style:style style:name="Table1.B11" style:family="table-cell">
      <style:table-cell-properties style:vertical-align="bottom" fo:padding-left="0.075in" fo:padding-right="0.075in" fo:padding-top="0in" fo:padding-bottom="0in" fo:border="none"/>
    </style:style>
    <style:style style:name="Table1.C11" style:family="table-cell">
      <style:table-cell-properties style:vertical-align="bottom" fo:padding-left="0.075in" fo:padding-right="0.075in" fo:padding-top="0in" fo:padding-bottom="0in" fo:border="none"/>
    </style:style>
    <style:style style:name="Table1.D11" style:family="table-cell">
      <style:table-cell-properties style:vertical-align="bottom" fo:padding-left="0.075in" fo:padding-right="0.075in" fo:padding-top="0in" fo:padding-bottom="0in" fo:border="none"/>
    </style:style>
    <style:style style:name="Table1.A12" style:family="table-cell">
      <style:table-cell-properties style:vertical-align="middle" fo:padding-left="0.075in" fo:padding-right="0.075in" fo:padding-top="0in" fo:padding-bottom="0in" fo:border="none"/>
    </style:style>
    <style:style style:name="Table1.B12" style:family="table-cell">
      <style:table-cell-properties style:vertical-align="bottom" fo:padding-left="0.075in" fo:padding-right="0.075in" fo:padding-top="0in" fo:padding-bottom="0in" fo:border="none"/>
    </style:style>
    <style:style style:name="Table1.C12" style:family="table-cell">
      <style:table-cell-properties style:vertical-align="bottom" fo:padding-left="0.075in" fo:padding-right="0.075in" fo:padding-top="0in" fo:padding-bottom="0in" fo:border="none"/>
    </style:style>
    <style:style style:name="Table1.D12" style:family="table-cell">
      <style:table-cell-properties style:vertical-align="bottom" fo:padding-left="0.075in" fo:padding-right="0.075in" fo:padding-top="0in" fo:padding-bottom="0in" fo:border="none"/>
    </style:style>
    <style:style style:name="Table1.A20" style:family="table-cell">
      <style:table-cell-properties style:vertical-align="middle" fo:padding-left="0.075in" fo:padding-right="0.075in" fo:padding-top="0in" fo:padding-bottom="0in" fo:border="none"/>
    </style:style>
    <style:style style:name="Table1.B20" style:family="table-cell">
      <style:table-cell-properties style:vertical-align="bottom" fo:padding-left="0.075in" fo:padding-right="0.075in" fo:padding-top="0in" fo:padding-bottom="0in" fo:border="none"/>
    </style:style>
    <style:style style:name="Table1.C20" style:family="table-cell">
      <style:table-cell-properties style:vertical-align="bottom" fo:padding-left="0.075in" fo:padding-right="0.075in" fo:padding-top="0in" fo:padding-bottom="0in" fo:border="none"/>
    </style:style>
    <style:style style:name="Table1.D20" style:family="table-cell">
      <style:table-cell-properties style:vertical-align="bottom" fo:padding-left="0.075in" fo:padding-right="0.075in" fo:padding-top="0in" fo:padding-bottom="0in" fo:border="none"/>
    </style:style>
    <style:style style:name="Table1.A21" style:family="table-cell">
      <style:table-cell-properties style:vertical-align="middle" fo:padding-left="0.075in" fo:padding-right="0.075in" fo:padding-top="0in" fo:padding-bottom="0in" fo:border="none"/>
    </style:style>
    <style:style style:name="Table1.B21" style:family="table-cell">
      <style:table-cell-properties style:vertical-align="bottom" fo:padding-left="0.075in" fo:padding-right="0.075in" fo:padding-top="0in" fo:padding-bottom="0in" fo:border="none"/>
    </style:style>
    <style:style style:name="Table1.C21" style:family="table-cell">
      <style:table-cell-properties style:vertical-align="bottom" fo:padding-left="0.075in" fo:padding-right="0.075in" fo:padding-top="0in" fo:padding-bottom="0in" fo:border="none"/>
    </style:style>
    <style:style style:name="Table1.D21" style:family="table-cell">
      <style:table-cell-properties style:vertical-align="bottom" fo:padding-left="0.075in" fo:padding-right="0.075in" fo:padding-top="0in" fo:padding-bottom="0in" fo:border="none"/>
    </style:style>
    <style:style style:name="Table1.A22" style:family="table-cell">
      <style:table-cell-properties style:vertical-align="middle" fo:padding-left="0.075in" fo:padding-right="0.075in" fo:padding-top="0in" fo:padding-bottom="0in" fo:border="none"/>
    </style:style>
    <style:style style:name="Table1.B22" style:family="table-cell">
      <style:table-cell-properties style:vertical-align="bottom" fo:padding-left="0.075in" fo:padding-right="0.075in" fo:padding-top="0in" fo:padding-bottom="0in" fo:border="none"/>
    </style:style>
    <style:style style:name="Table1.C22" style:family="table-cell">
      <style:table-cell-properties style:vertical-align="bottom" fo:padding-left="0.075in" fo:padding-right="0.075in" fo:padding-top="0in" fo:padding-bottom="0in" fo:border="none"/>
    </style:style>
    <style:style style:name="Table1.D22" style:family="table-cell">
      <style:table-cell-properties style:vertical-align="bottom" fo:padding-left="0.075in" fo:padding-right="0.075in" fo:padding-top="0in" fo:padding-bottom="0in" fo:border="none"/>
    </style:style>
    <style:style style:name="Table1.A23" style:family="table-cell">
      <style:table-cell-properties style:vertical-align="middle" fo:padding-left="0.075in" fo:padding-right="0.075in" fo:padding-top="0in" fo:padding-bottom="0in" fo:border="none"/>
    </style:style>
    <style:style style:name="Table1.B23" style:family="table-cell">
      <style:table-cell-properties style:vertical-align="bottom" fo:padding-left="0.075in" fo:padding-right="0.075in" fo:padding-top="0in" fo:padding-bottom="0in" fo:border="none"/>
    </style:style>
    <style:style style:name="Table1.C23" style:family="table-cell">
      <style:table-cell-properties style:vertical-align="bottom" fo:padding-left="0.075in" fo:padding-right="0.075in" fo:padding-top="0in" fo:padding-bottom="0in" fo:border="none"/>
    </style:style>
    <style:style style:name="Table1.D23" style:family="table-cell">
      <style:table-cell-properties style:vertical-align="bottom" fo:padding-left="0.075in" fo:padding-right="0.075in" fo:padding-top="0in" fo:padding-bottom="0in" fo:border="none"/>
    </style:style>
    <style:style style:name="Table1.A24" style:family="table-cell">
      <style:table-cell-properties style:vertical-align="middle" fo:padding-left="0.075in" fo:padding-right="0.075in" fo:padding-top="0in" fo:padding-bottom="0in" fo:border="none"/>
    </style:style>
    <style:style style:name="Table1.B24" style:family="table-cell">
      <style:table-cell-properties style:vertical-align="bottom" fo:padding-left="0.075in" fo:padding-right="0.075in" fo:padding-top="0in" fo:padding-bottom="0in" fo:border="none"/>
    </style:style>
    <style:style style:name="Table1.C24" style:family="table-cell">
      <style:table-cell-properties style:vertical-align="bottom" fo:padding-left="0.075in" fo:padding-right="0.075in" fo:padding-top="0in" fo:padding-bottom="0in" fo:border="none"/>
    </style:style>
    <style:style style:name="Table1.D24" style:family="table-cell">
      <style:table-cell-properties style:vertical-align="bottom" fo:padding-left="0.075in" fo:padding-right="0.075in" fo:padding-top="0in" fo:padding-bottom="0in" fo:border="none"/>
    </style:style>
    <style:style style:name="Table1.A25" style:family="table-cell">
      <style:table-cell-properties style:vertical-align="middle" fo:padding-left="0.075in" fo:padding-right="0.075in" fo:padding-top="0in" fo:padding-bottom="0in" fo:border="none"/>
    </style:style>
    <style:style style:name="Table1.B25" style:family="table-cell">
      <style:table-cell-properties style:vertical-align="bottom" fo:padding-left="0.075in" fo:padding-right="0.075in" fo:padding-top="0in" fo:padding-bottom="0in" fo:border="none"/>
    </style:style>
    <style:style style:name="Table1.C25" style:family="table-cell">
      <style:table-cell-properties style:vertical-align="bottom" fo:padding-left="0.075in" fo:padding-right="0.075in" fo:padding-top="0in" fo:padding-bottom="0in" fo:border="none"/>
    </style:style>
    <style:style style:name="Table1.D25" style:family="table-cell">
      <style:table-cell-properties style:vertical-align="bottom" fo:padding-left="0.075in" fo:padding-right="0.075in" fo:padding-top="0in" fo:padding-bottom="0in" fo:border="none"/>
    </style:style>
    <style:style style:name="Table1.A26" style:family="table-cell">
      <style:table-cell-properties style:vertical-align="middle" fo:padding-left="0.075in" fo:padding-right="0.075in" fo:padding-top="0in" fo:padding-bottom="0in" fo:border="none"/>
    </style:style>
    <style:style style:name="Table1.B26" style:family="table-cell">
      <style:table-cell-properties style:vertical-align="bottom" fo:padding-left="0.075in" fo:padding-right="0.075in" fo:padding-top="0in" fo:padding-bottom="0in" fo:border="none"/>
    </style:style>
    <style:style style:name="Table1.C26" style:family="table-cell">
      <style:table-cell-properties style:vertical-align="bottom" fo:padding-left="0.075in" fo:padding-right="0.075in" fo:padding-top="0in" fo:padding-bottom="0in" fo:border="none"/>
    </style:style>
    <style:style style:name="Table1.D26" style:family="table-cell">
      <style:table-cell-properties style:vertical-align="bottom" fo:padding-left="0.075in" fo:padding-right="0.075in" fo:padding-top="0in" fo:padding-bottom="0in" fo:border="none"/>
    </style:style>
    <style:style style:name="Table1.A27" style:family="table-cell">
      <style:table-cell-properties style:vertical-align="middle" fo:padding-left="0.075in" fo:padding-right="0.075in" fo:padding-top="0in" fo:padding-bottom="0in" fo:border="none"/>
    </style:style>
    <style:style style:name="Table1.B27" style:family="table-cell">
      <style:table-cell-properties style:vertical-align="bottom" fo:padding-left="0.075in" fo:padding-right="0.075in" fo:padding-top="0in" fo:padding-bottom="0in" fo:border="none"/>
    </style:style>
    <style:style style:name="Table1.C27" style:family="table-cell">
      <style:table-cell-properties style:vertical-align="bottom" fo:padding-left="0.075in" fo:padding-right="0.075in" fo:padding-top="0in" fo:padding-bottom="0in" fo:border="none"/>
    </style:style>
    <style:style style:name="Table1.D27" style:family="table-cell">
      <style:table-cell-properties style:vertical-align="bottom" fo:padding-left="0.075in" fo:padding-right="0.075in" fo:padding-top="0in" fo:padding-bottom="0in" fo:border="none"/>
    </style:style>
    <style:style style:name="Table1.A37" style:family="table-cell">
      <style:table-cell-properties style:vertical-align="middle" fo:padding-left="0.075in" fo:padding-right="0.075in" fo:padding-top="0in" fo:padding-bottom="0in" fo:border="none"/>
    </style:style>
    <style:style style:name="Table1.B37" style:family="table-cell">
      <style:table-cell-properties style:vertical-align="bottom" fo:padding-left="0.075in" fo:padding-right="0.075in" fo:padding-top="0in" fo:padding-bottom="0in" fo:border="none"/>
    </style:style>
    <style:style style:name="Table1.C37" style:family="table-cell">
      <style:table-cell-properties style:vertical-align="bottom" fo:padding-left="0.075in" fo:padding-right="0.075in" fo:padding-top="0in" fo:padding-bottom="0in" fo:border="none"/>
    </style:style>
    <style:style style:name="Table1.D37" style:family="table-cell">
      <style:table-cell-properties style:vertical-align="bottom" fo:padding-left="0.075in" fo:padding-right="0.075in" fo:padding-top="0in" fo:padding-bottom="0in" fo:border="none"/>
    </style:style>
    <style:style style:name="Table1.A38" style:family="table-cell">
      <style:table-cell-properties style:vertical-align="bottom" fo:padding-left="0.075in" fo:padding-right="0.075in" fo:padding-top="0in" fo:padding-bottom="0in" fo:border="none"/>
    </style:style>
    <style:style style:name="Table1.B38" style:family="table-cell">
      <style:table-cell-properties style:vertical-align="bottom" fo:padding-left="0.075in" fo:padding-right="0.075in" fo:padding-top="0in" fo:padding-bottom="0in" fo:border="none"/>
    </style:style>
    <style:style style:name="Table1.C38" style:family="table-cell">
      <style:table-cell-properties style:vertical-align="bottom" fo:padding-left="0.075in" fo:padding-right="0.075in" fo:padding-top="0in" fo:padding-bottom="0in" fo:border="none"/>
    </style:style>
    <style:style style:name="Table1.D38" style:family="table-cell">
      <style:table-cell-properties style:vertical-align="bottom" fo:padding-left="0.075in" fo:padding-right="0.075in" fo:padding-top="0in" fo:padding-bottom="0in" fo:border="none"/>
    </style:style>
    <style:style style:name="Table1.A39" style:family="table-cell">
      <style:table-cell-properties style:vertical-align="bottom" fo:padding-left="0.075in" fo:padding-right="0.075in" fo:padding-top="0in" fo:padding-bottom="0in" fo:border="none"/>
    </style:style>
    <style:style style:name="Table1.B39" style:family="table-cell">
      <style:table-cell-properties style:vertical-align="bottom" fo:padding-left="0.075in" fo:padding-right="0.075in" fo:padding-top="0in" fo:padding-bottom="0in" fo:border="none"/>
    </style:style>
    <style:style style:name="Table1.C39" style:family="table-cell">
      <style:table-cell-properties style:vertical-align="bottom" fo:padding-left="0.075in" fo:padding-right="0.075in" fo:padding-top="0in" fo:padding-bottom="0in" fo:border="none"/>
    </style:style>
    <style:style style:name="Table1.D39" style:family="table-cell">
      <style:table-cell-properties style:vertical-align="bottom" fo:padding-left="0.075in" fo:padding-right="0.075in" fo:padding-top="0in" fo:padding-bottom="0in" fo:border="none"/>
    </style:style>
    <style:style style:name="Table1.A40" style:family="table-cell">
      <style:table-cell-properties style:vertical-align="bottom" fo:padding-left="0.075in" fo:padding-right="0.075in" fo:padding-top="0in" fo:padding-bottom="0in" fo:border="none"/>
    </style:style>
    <style:style style:name="Table1.B40" style:family="table-cell">
      <style:table-cell-properties style:vertical-align="bottom" fo:padding-left="0.075in" fo:padding-right="0.075in" fo:padding-top="0in" fo:padding-bottom="0in" fo:border="none"/>
    </style:style>
    <style:style style:name="Table1.C40" style:family="table-cell">
      <style:table-cell-properties style:vertical-align="bottom" fo:padding-left="0.075in" fo:padding-right="0.075in" fo:padding-top="0in" fo:padding-bottom="0in" fo:border="none"/>
    </style:style>
    <style:style style:name="Table1.D40" style:family="table-cell">
      <style:table-cell-properties style:vertical-align="bottom" fo:padding-left="0.075in" fo:padding-right="0.075in" fo:padding-top="0in" fo:padding-bottom="0in" fo:border="none"/>
    </style:style>
    <style:style style:name="Table1.A41" style:family="table-cell">
      <style:table-cell-properties style:vertical-align="bottom" fo:padding-left="0.075in" fo:padding-right="0.075in" fo:padding-top="0in" fo:padding-bottom="0in" fo:border="none"/>
    </style:style>
    <style:style style:name="Table1.B41" style:family="table-cell">
      <style:table-cell-properties style:vertical-align="bottom" fo:padding-left="0.075in" fo:padding-right="0.075in" fo:padding-top="0in" fo:padding-bottom="0in" fo:border="none"/>
    </style:style>
    <style:style style:name="Table1.C41" style:family="table-cell">
      <style:table-cell-properties style:vertical-align="bottom" fo:padding-left="0.075in" fo:padding-right="0.075in" fo:padding-top="0in" fo:padding-bottom="0in" fo:border="none"/>
    </style:style>
    <style:style style:name="Table1.D41" style:family="table-cell">
      <style:table-cell-properties style:vertical-align="bottom" fo:padding-left="0.075in" fo:padding-right="0.075in" fo:padding-top="0in" fo:padding-bottom="0in" fo:border="none"/>
    </style:style>
    <style:style style:name="Table1.A42" style:family="table-cell">
      <style:table-cell-properties style:vertical-align="bottom" fo:padding-left="0.075in" fo:padding-right="0.075in" fo:padding-top="0in" fo:padding-bottom="0in" fo:border="none"/>
    </style:style>
    <style:style style:name="Table1.B42" style:family="table-cell">
      <style:table-cell-properties style:vertical-align="bottom" fo:padding-left="0.075in" fo:padding-right="0.075in" fo:padding-top="0in" fo:padding-bottom="0in" fo:border="none"/>
    </style:style>
    <style:style style:name="Table1.C42" style:family="table-cell">
      <style:table-cell-properties style:vertical-align="bottom" fo:padding-left="0.075in" fo:padding-right="0.075in" fo:padding-top="0in" fo:padding-bottom="0in" fo:border="none"/>
    </style:style>
    <style:style style:name="Table1.D42" style:family="table-cell">
      <style:table-cell-properties style:vertical-align="bottom" fo:padding-left="0.075in" fo:padding-right="0.075in" fo:padding-top="0in" fo:padding-bottom="0in" fo:border="none"/>
    </style:style>
    <style:style style:name="Table1.A43" style:family="table-cell">
      <style:table-cell-properties style:vertical-align="bottom" fo:padding-left="0.075in" fo:padding-right="0.075in" fo:padding-top="0in" fo:padding-bottom="0in" fo:border="none"/>
    </style:style>
    <style:style style:name="Table1.B43" style:family="table-cell">
      <style:table-cell-properties style:vertical-align="bottom" fo:padding-left="0.075in" fo:padding-right="0.075in" fo:padding-top="0in" fo:padding-bottom="0in" fo:border="none"/>
    </style:style>
    <style:style style:name="Table1.C43" style:family="table-cell">
      <style:table-cell-properties style:vertical-align="bottom" fo:padding-left="0.075in" fo:padding-right="0.075in" fo:padding-top="0in" fo:padding-bottom="0in" fo:border="none"/>
    </style:style>
    <style:style style:name="Table1.D43" style:family="table-cell">
      <style:table-cell-properties style:vertical-align="bottom" fo:padding-left="0.075in" fo:padding-right="0.075in" fo:padding-top="0in" fo:padding-bottom="0in" fo:border="none"/>
    </style:style>
    <style:style style:name="Table1.A44" style:family="table-cell">
      <style:table-cell-properties style:vertical-align="bottom" fo:padding-left="0.075in" fo:padding-right="0.075in" fo:padding-top="0in" fo:padding-bottom="0in" fo:border="none"/>
    </style:style>
    <style:style style:name="Table1.B44" style:family="table-cell">
      <style:table-cell-properties style:vertical-align="bottom" fo:padding-left="0.075in" fo:padding-right="0.075in" fo:padding-top="0in" fo:padding-bottom="0in" fo:border="none"/>
    </style:style>
    <style:style style:name="Table1.C44" style:family="table-cell">
      <style:table-cell-properties style:vertical-align="bottom" fo:padding-left="0.075in" fo:padding-right="0.075in" fo:padding-top="0in" fo:padding-bottom="0in" fo:border="none"/>
    </style:style>
    <style:style style:name="Table1.D44" style:family="table-cell">
      <style:table-cell-properties style:vertical-align="bottom" fo:padding-left="0.075in" fo:padding-right="0.075in" fo:padding-top="0in" fo:padding-bottom="0in" fo:border="none"/>
    </style:style>
    <style:style style:name="Table1.A45" style:family="table-cell">
      <style:table-cell-properties style:vertical-align="bottom" fo:padding-left="0.075in" fo:padding-right="0.075in" fo:padding-top="0in" fo:padding-bottom="0in" fo:border="none"/>
    </style:style>
    <style:style style:name="Table1.B45" style:family="table-cell">
      <style:table-cell-properties style:vertical-align="bottom" fo:padding-left="0.075in" fo:padding-right="0.075in" fo:padding-top="0in" fo:padding-bottom="0in" fo:border="none"/>
    </style:style>
    <style:style style:name="Table1.C45" style:family="table-cell">
      <style:table-cell-properties style:vertical-align="bottom" fo:padding-left="0.075in" fo:padding-right="0.075in" fo:padding-top="0in" fo:padding-bottom="0in" fo:border="none"/>
    </style:style>
    <style:style style:name="Table1.D45" style:family="table-cell">
      <style:table-cell-properties style:vertical-align="bottom" fo:padding-left="0.075in" fo:padding-right="0.075in" fo:padding-top="0in" fo:padding-bottom="0in" fo:border="none"/>
    </style:style>
    <style:style style:name="Table1.A46" style:family="table-cell">
      <style:table-cell-properties style:vertical-align="bottom" fo:padding-left="0.075in" fo:padding-right="0.075in" fo:padding-top="0in" fo:padding-bottom="0in" fo:border="none"/>
    </style:style>
    <style:style style:name="Table1.B46" style:family="table-cell">
      <style:table-cell-properties style:vertical-align="bottom" fo:padding-left="0.075in" fo:padding-right="0.075in" fo:padding-top="0in" fo:padding-bottom="0in" fo:border="none"/>
    </style:style>
    <style:style style:name="Table1.C46" style:family="table-cell">
      <style:table-cell-properties style:vertical-align="bottom" fo:padding-left="0.075in" fo:padding-right="0.075in" fo:padding-top="0in" fo:padding-bottom="0in" fo:border="none"/>
    </style:style>
    <style:style style:name="Table1.D46" style:family="table-cell">
      <style:table-cell-properties style:vertical-align="bottom" fo:padding-left="0.075in" fo:padding-right="0.075in" fo:padding-top="0in" fo:padding-bottom="0in" fo:border="none"/>
    </style:style>
    <style:style style:name="Table2" style:family="table">
      <style:table-properties style:width="3.4375in" fo:margin-left="0.0354in" fo:margin-top="0in" fo:margin-bottom="0in" table:align="left" style:writing-mode="lr-tb"/>
    </style:style>
    <style:style style:name="Table2.A" style:family="table-column">
      <style:table-column-properties style:column-width="0.9792in"/>
    </style:style>
    <style:style style:name="Table2.B" style:family="table-column">
      <style:table-column-properties style:column-width="0.9896in"/>
    </style:style>
    <style:style style:name="Table2.C" style:family="table-column">
      <style:table-column-properties style:column-width="0.8438in"/>
    </style:style>
    <style:style style:name="Table2.D" style:family="table-column">
      <style:table-column-properties style:column-width="0.625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style:vertical-align="middle" fo:background-color="#d9e2f3" fo:padding-left="0.075in" fo:padding-right="0.075in" fo:padding-top="0in" fo:padding-bottom="0in" fo:border="none">
        <style:background-image/>
      </style:table-cell-properties>
    </style:style>
    <style:style style:name="Table2.A2" style:family="table-cell">
      <style:table-cell-properties style:vertical-align="middle" fo:background-color="#d9d9d9" fo:padding-left="0.075in" fo:padding-right="0.075in" fo:padding-top="0in" fo:padding-bottom="0in" fo:border="none">
        <style:background-image/>
      </style:table-cell-properties>
    </style:style>
    <style:style style:name="Table2.B2" style:family="table-cell">
      <style:table-cell-properties style:vertical-align="bottom" fo:background-color="#d9d9d9" fo:padding-left="0.075in" fo:padding-right="0.075in" fo:padding-top="0in" fo:padding-bottom="0in" fo:border="none">
        <style:background-image/>
      </style:table-cell-properties>
    </style:style>
    <style:style style:name="Table2.A13" style:family="table-cell">
      <style:table-cell-properties style:vertical-align="middle" fo:padding-left="0.075in" fo:padding-right="0.075in" fo:padding-top="0in" fo:padding-bottom="0in" fo:border="none"/>
    </style:style>
    <style:style style:name="Table2.B13" style:family="table-cell">
      <style:table-cell-properties style:vertical-align="bottom" fo:padding-left="0.075in" fo:padding-right="0.075in" fo:padding-top="0in" fo:padding-bottom="0in" fo:border="none"/>
    </style:style>
    <style:style style:name="Table2.C13" style:family="table-cell">
      <style:table-cell-properties style:vertical-align="bottom" fo:padding-left="0.075in" fo:padding-right="0.075in" fo:padding-top="0in" fo:padding-bottom="0in" fo:border="none"/>
    </style:style>
    <style:style style:name="Table2.D13" style:family="table-cell">
      <style:table-cell-properties style:vertical-align="bottom" fo:padding-left="0.075in" fo:padding-right="0.075in" fo:padding-top="0in" fo:padding-bottom="0in" fo:border="none"/>
    </style:style>
    <style:style style:name="Table2.A14" style:family="table-cell">
      <style:table-cell-properties style:vertical-align="middle" fo:padding-left="0.075in" fo:padding-right="0.075in" fo:padding-top="0in" fo:padding-bottom="0in" fo:border="none"/>
    </style:style>
    <style:style style:name="Table2.B14" style:family="table-cell">
      <style:table-cell-properties style:vertical-align="bottom" fo:padding-left="0.075in" fo:padding-right="0.075in" fo:padding-top="0in" fo:padding-bottom="0in" fo:border="none"/>
    </style:style>
    <style:style style:name="Table2.C14" style:family="table-cell">
      <style:table-cell-properties style:vertical-align="bottom" fo:padding-left="0.075in" fo:padding-right="0.075in" fo:padding-top="0in" fo:padding-bottom="0in" fo:border="none"/>
    </style:style>
    <style:style style:name="Table2.D14" style:family="table-cell">
      <style:table-cell-properties style:vertical-align="bottom" fo:padding-left="0.075in" fo:padding-right="0.075in" fo:padding-top="0in" fo:padding-bottom="0in" fo:border="none"/>
    </style:style>
    <style:style style:name="Table2.A15" style:family="table-cell">
      <style:table-cell-properties style:vertical-align="middle" fo:padding-left="0.075in" fo:padding-right="0.075in" fo:padding-top="0in" fo:padding-bottom="0in" fo:border="none"/>
    </style:style>
    <style:style style:name="Table2.B15" style:family="table-cell">
      <style:table-cell-properties style:vertical-align="bottom" fo:padding-left="0.075in" fo:padding-right="0.075in" fo:padding-top="0in" fo:padding-bottom="0in" fo:border="none"/>
    </style:style>
    <style:style style:name="Table2.C15" style:family="table-cell">
      <style:table-cell-properties style:vertical-align="bottom" fo:padding-left="0.075in" fo:padding-right="0.075in" fo:padding-top="0in" fo:padding-bottom="0in" fo:border="none"/>
    </style:style>
    <style:style style:name="Table2.D15" style:family="table-cell">
      <style:table-cell-properties style:vertical-align="bottom" fo:padding-left="0.075in" fo:padding-right="0.075in" fo:padding-top="0in" fo:padding-bottom="0in" fo:border="none"/>
    </style:style>
    <style:style style:name="Table2.A16" style:family="table-cell">
      <style:table-cell-properties style:vertical-align="middle" fo:padding-left="0.075in" fo:padding-right="0.075in" fo:padding-top="0in" fo:padding-bottom="0in" fo:border="none"/>
    </style:style>
    <style:style style:name="Table2.B16" style:family="table-cell">
      <style:table-cell-properties style:vertical-align="bottom" fo:padding-left="0.075in" fo:padding-right="0.075in" fo:padding-top="0in" fo:padding-bottom="0in" fo:border="none"/>
    </style:style>
    <style:style style:name="Table2.C16" style:family="table-cell">
      <style:table-cell-properties style:vertical-align="bottom" fo:padding-left="0.075in" fo:padding-right="0.075in" fo:padding-top="0in" fo:padding-bottom="0in" fo:border="none"/>
    </style:style>
    <style:style style:name="Table2.D16" style:family="table-cell">
      <style:table-cell-properties style:vertical-align="bottom" fo:padding-left="0.075in" fo:padding-right="0.075in" fo:padding-top="0in" fo:padding-bottom="0in" fo:border="none"/>
    </style:style>
    <style:style style:name="Table2.A17" style:family="table-cell">
      <style:table-cell-properties style:vertical-align="middle" fo:padding-left="0.075in" fo:padding-right="0.075in" fo:padding-top="0in" fo:padding-bottom="0in" fo:border="none"/>
    </style:style>
    <style:style style:name="Table2.B17" style:family="table-cell">
      <style:table-cell-properties style:vertical-align="bottom" fo:padding-left="0.075in" fo:padding-right="0.075in" fo:padding-top="0in" fo:padding-bottom="0in" fo:border="none"/>
    </style:style>
    <style:style style:name="Table2.C17" style:family="table-cell">
      <style:table-cell-properties style:vertical-align="bottom" fo:padding-left="0.075in" fo:padding-right="0.075in" fo:padding-top="0in" fo:padding-bottom="0in" fo:border="none"/>
    </style:style>
    <style:style style:name="Table2.D17" style:family="table-cell">
      <style:table-cell-properties style:vertical-align="bottom" fo:padding-left="0.075in" fo:padding-right="0.075in" fo:padding-top="0in" fo:padding-bottom="0in" fo:border="none"/>
    </style:style>
    <style:style style:name="Table2.A18" style:family="table-cell">
      <style:table-cell-properties style:vertical-align="middle" fo:padding-left="0.075in" fo:padding-right="0.075in" fo:padding-top="0in" fo:padding-bottom="0in" fo:border="none"/>
    </style:style>
    <style:style style:name="Table2.B18" style:family="table-cell">
      <style:table-cell-properties style:vertical-align="bottom" fo:padding-left="0.075in" fo:padding-right="0.075in" fo:padding-top="0in" fo:padding-bottom="0in" fo:border="none"/>
    </style:style>
    <style:style style:name="Table2.C18" style:family="table-cell">
      <style:table-cell-properties style:vertical-align="bottom" fo:padding-left="0.075in" fo:padding-right="0.075in" fo:padding-top="0in" fo:padding-bottom="0in" fo:border="none"/>
    </style:style>
    <style:style style:name="Table2.D18" style:family="table-cell">
      <style:table-cell-properties style:vertical-align="bottom" fo:padding-left="0.075in" fo:padding-right="0.075in" fo:padding-top="0in" fo:padding-bottom="0in" fo:border="none"/>
    </style:style>
    <style:style style:name="Table2.A19" style:family="table-cell">
      <style:table-cell-properties style:vertical-align="middle" fo:padding-left="0.075in" fo:padding-right="0.075in" fo:padding-top="0in" fo:padding-bottom="0in" fo:border="none"/>
    </style:style>
    <style:style style:name="Table2.B19" style:family="table-cell">
      <style:table-cell-properties style:vertical-align="bottom" fo:padding-left="0.075in" fo:padding-right="0.075in" fo:padding-top="0in" fo:padding-bottom="0in" fo:border="none"/>
    </style:style>
    <style:style style:name="Table2.C19" style:family="table-cell">
      <style:table-cell-properties style:vertical-align="bottom" fo:padding-left="0.075in" fo:padding-right="0.075in" fo:padding-top="0in" fo:padding-bottom="0in" fo:border="none"/>
    </style:style>
    <style:style style:name="Table2.D19" style:family="table-cell">
      <style:table-cell-properties style:vertical-align="bottom" fo:padding-left="0.075in" fo:padding-right="0.075in" fo:padding-top="0in" fo:padding-bottom="0in" fo:border="none"/>
    </style:style>
    <style:style style:name="Table2.A20" style:family="table-cell">
      <style:table-cell-properties style:vertical-align="middle" fo:padding-left="0.075in" fo:padding-right="0.075in" fo:padding-top="0in" fo:padding-bottom="0in" fo:border="none"/>
    </style:style>
    <style:style style:name="Table2.B20" style:family="table-cell">
      <style:table-cell-properties style:vertical-align="bottom" fo:padding-left="0.075in" fo:padding-right="0.075in" fo:padding-top="0in" fo:padding-bottom="0in" fo:border="none"/>
    </style:style>
    <style:style style:name="Table2.C20" style:family="table-cell">
      <style:table-cell-properties style:vertical-align="bottom" fo:padding-left="0.075in" fo:padding-right="0.075in" fo:padding-top="0in" fo:padding-bottom="0in" fo:border="none"/>
    </style:style>
    <style:style style:name="Table2.D20" style:family="table-cell">
      <style:table-cell-properties style:vertical-align="bottom" fo:padding-left="0.075in" fo:padding-right="0.075in" fo:padding-top="0in" fo:padding-bottom="0in" fo:border="none"/>
    </style:style>
    <style:style style:name="Table2.A21" style:family="table-cell">
      <style:table-cell-properties style:vertical-align="middle" fo:padding-left="0.075in" fo:padding-right="0.075in" fo:padding-top="0in" fo:padding-bottom="0in" fo:border="none"/>
    </style:style>
    <style:style style:name="Table2.B21" style:family="table-cell">
      <style:table-cell-properties style:vertical-align="bottom" fo:padding-left="0.075in" fo:padding-right="0.075in" fo:padding-top="0in" fo:padding-bottom="0in" fo:border="none"/>
    </style:style>
    <style:style style:name="Table2.C21" style:family="table-cell">
      <style:table-cell-properties style:vertical-align="bottom" fo:padding-left="0.075in" fo:padding-right="0.075in" fo:padding-top="0in" fo:padding-bottom="0in" fo:border="none"/>
    </style:style>
    <style:style style:name="Table2.D21" style:family="table-cell">
      <style:table-cell-properties style:vertical-align="bottom" fo:padding-left="0.075in" fo:padding-right="0.075in" fo:padding-top="0in" fo:padding-bottom="0in" fo:border="none"/>
    </style:style>
    <style:style style:name="Table2.A22" style:family="table-cell">
      <style:table-cell-properties style:vertical-align="middle" fo:padding-left="0.075in" fo:padding-right="0.075in" fo:padding-top="0in" fo:padding-bottom="0in" fo:border="none"/>
    </style:style>
    <style:style style:name="Table2.B22" style:family="table-cell">
      <style:table-cell-properties style:vertical-align="bottom" fo:padding-left="0.075in" fo:padding-right="0.075in" fo:padding-top="0in" fo:padding-bottom="0in" fo:border="none"/>
    </style:style>
    <style:style style:name="Table2.C22" style:family="table-cell">
      <style:table-cell-properties style:vertical-align="bottom" fo:padding-left="0.075in" fo:padding-right="0.075in" fo:padding-top="0in" fo:padding-bottom="0in" fo:border="none"/>
    </style:style>
    <style:style style:name="Table2.D22" style:family="table-cell">
      <style:table-cell-properties style:vertical-align="bottom" fo:padding-left="0.075in" fo:padding-right="0.075in" fo:padding-top="0in" fo:padding-bottom="0in" fo:border="none"/>
    </style:style>
    <style:style style:name="Table2.A23" style:family="table-cell">
      <style:table-cell-properties style:vertical-align="middle" fo:padding-left="0.075in" fo:padding-right="0.075in" fo:padding-top="0in" fo:padding-bottom="0in" fo:border="none"/>
    </style:style>
    <style:style style:name="Table2.B23" style:family="table-cell">
      <style:table-cell-properties style:vertical-align="bottom" fo:padding-left="0.075in" fo:padding-right="0.075in" fo:padding-top="0in" fo:padding-bottom="0in" fo:border="none"/>
    </style:style>
    <style:style style:name="Table2.C23" style:family="table-cell">
      <style:table-cell-properties style:vertical-align="bottom" fo:padding-left="0.075in" fo:padding-right="0.075in" fo:padding-top="0in" fo:padding-bottom="0in" fo:border="none"/>
    </style:style>
    <style:style style:name="Table2.D23" style:family="table-cell">
      <style:table-cell-properties style:vertical-align="bottom" fo:padding-left="0.075in" fo:padding-right="0.075in" fo:padding-top="0in" fo:padding-bottom="0in" fo:border="none"/>
    </style:style>
    <style:style style:name="Table2.A24" style:family="table-cell">
      <style:table-cell-properties style:vertical-align="middle" fo:padding-left="0.075in" fo:padding-right="0.075in" fo:padding-top="0in" fo:padding-bottom="0in" fo:border="none"/>
    </style:style>
    <style:style style:name="Table2.B24" style:family="table-cell">
      <style:table-cell-properties style:vertical-align="bottom" fo:padding-left="0.075in" fo:padding-right="0.075in" fo:padding-top="0in" fo:padding-bottom="0in" fo:border="none"/>
    </style:style>
    <style:style style:name="Table2.C24" style:family="table-cell">
      <style:table-cell-properties style:vertical-align="bottom" fo:padding-left="0.075in" fo:padding-right="0.075in" fo:padding-top="0in" fo:padding-bottom="0in" fo:border="none"/>
    </style:style>
    <style:style style:name="Table2.D24" style:family="table-cell">
      <style:table-cell-properties style:vertical-align="bottom" fo:padding-left="0.075in" fo:padding-right="0.075in" fo:padding-top="0in" fo:padding-bottom="0in" fo:border="none"/>
    </style:style>
    <style:style style:name="Table3" style:family="table">
      <style:table-properties style:width="3.5in" fo:margin-left="-0.0208in" fo:margin-top="0in" fo:margin-bottom="0in" table:align="left" style:writing-mode="lr-tb"/>
    </style:style>
    <style:style style:name="Table3.A" style:family="table-column">
      <style:table-column-properties style:column-width="1.0417in"/>
    </style:style>
    <style:style style:name="Table3.B" style:family="table-column">
      <style:table-column-properties style:column-width="0.9896in"/>
    </style:style>
    <style:style style:name="Table3.C" style:family="table-column">
      <style:table-column-properties style:column-width="0.8438in"/>
    </style:style>
    <style:style style:name="Table3.D" style:family="table-column">
      <style:table-column-properties style:column-width="0.625in"/>
    </style:style>
    <style:style style:name="Table3.1" style:family="table-row">
      <style:table-row-properties style:min-row-height="0.1979in" fo:keep-together="auto"/>
    </style:style>
    <style:style style:name="Table3.A1" style:family="table-cell">
      <style:table-cell-properties style:vertical-align="middle" fo:background-color="#d9e2f3" fo:padding-left="0.075in" fo:padding-right="0.075in" fo:padding-top="0in" fo:padding-bottom="0in" fo:border="none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none"/>
    </style:style>
    <style:style style:name="Table3.B2" style:family="table-cell">
      <style:table-cell-properties style:vertical-align="bottom" fo:padding-left="0.075in" fo:padding-right="0.075in" fo:padding-top="0in" fo:padding-bottom="0in" fo:border="none"/>
    </style:style>
    <style:style style:name="Table3.C2" style:family="table-cell">
      <style:table-cell-properties style:vertical-align="bottom" fo:padding-left="0.075in" fo:padding-right="0.075in" fo:padding-top="0in" fo:padding-bottom="0in" fo:border="none"/>
    </style:style>
    <style:style style:name="Table3.D2" style:family="table-cell">
      <style:table-cell-properties style:vertical-align="bottom" fo:padding-left="0.075in" fo:padding-right="0.075in" fo:padding-top="0in" fo:padding-bottom="0in" fo:border="none"/>
    </style:style>
    <style:style style:name="Table3.A3" style:family="table-cell">
      <style:table-cell-properties style:vertical-align="middle" fo:padding-left="0.075in" fo:padding-right="0.075in" fo:padding-top="0in" fo:padding-bottom="0in" fo:border="none"/>
    </style:style>
    <style:style style:name="Table3.B3" style:family="table-cell">
      <style:table-cell-properties style:vertical-align="bottom" fo:padding-left="0.075in" fo:padding-right="0.075in" fo:padding-top="0in" fo:padding-bottom="0in" fo:border="none"/>
    </style:style>
    <style:style style:name="Table3.C3" style:family="table-cell">
      <style:table-cell-properties style:vertical-align="bottom" fo:padding-left="0.075in" fo:padding-right="0.075in" fo:padding-top="0in" fo:padding-bottom="0in" fo:border="none"/>
    </style:style>
    <style:style style:name="Table3.D3" style:family="table-cell">
      <style:table-cell-properties style:vertical-align="bottom" fo:padding-left="0.075in" fo:padding-right="0.075in" fo:padding-top="0in" fo:padding-bottom="0in" fo:border="none"/>
    </style:style>
    <style:style style:name="Table3.A4" style:family="table-cell">
      <style:table-cell-properties style:vertical-align="middle" fo:padding-left="0.075in" fo:padding-right="0.075in" fo:padding-top="0in" fo:padding-bottom="0in" fo:border="none"/>
    </style:style>
    <style:style style:name="Table3.B4" style:family="table-cell">
      <style:table-cell-properties style:vertical-align="bottom" fo:padding-left="0.075in" fo:padding-right="0.075in" fo:padding-top="0in" fo:padding-bottom="0in" fo:border="none"/>
    </style:style>
    <style:style style:name="Table3.C4" style:family="table-cell">
      <style:table-cell-properties style:vertical-align="bottom" fo:padding-left="0.075in" fo:padding-right="0.075in" fo:padding-top="0in" fo:padding-bottom="0in" fo:border="none"/>
    </style:style>
    <style:style style:name="Table3.D4" style:family="table-cell">
      <style:table-cell-properties style:vertical-align="bottom" fo:padding-left="0.075in" fo:padding-right="0.075in" fo:padding-top="0in" fo:padding-bottom="0in" fo:border="none"/>
    </style:style>
    <style:style style:name="Table3.A5" style:family="table-cell">
      <style:table-cell-properties style:vertical-align="middle" fo:padding-left="0.075in" fo:padding-right="0.075in" fo:padding-top="0in" fo:padding-bottom="0in" fo:border="none"/>
    </style:style>
    <style:style style:name="Table3.B5" style:family="table-cell">
      <style:table-cell-properties style:vertical-align="bottom" fo:padding-left="0.075in" fo:padding-right="0.075in" fo:padding-top="0in" fo:padding-bottom="0in" fo:border="none"/>
    </style:style>
    <style:style style:name="Table3.C5" style:family="table-cell">
      <style:table-cell-properties style:vertical-align="bottom" fo:padding-left="0.075in" fo:padding-right="0.075in" fo:padding-top="0in" fo:padding-bottom="0in" fo:border="none"/>
    </style:style>
    <style:style style:name="Table3.D5" style:family="table-cell">
      <style:table-cell-properties style:vertical-align="bottom" fo:padding-left="0.075in" fo:padding-right="0.075in" fo:padding-top="0in" fo:padding-bottom="0in" fo:border="none"/>
    </style:style>
    <style:style style:name="Table3.A6" style:family="table-cell">
      <style:table-cell-properties style:vertical-align="middle" fo:padding-left="0.075in" fo:padding-right="0.075in" fo:padding-top="0in" fo:padding-bottom="0in" fo:border="none"/>
    </style:style>
    <style:style style:name="Table3.B6" style:family="table-cell">
      <style:table-cell-properties style:vertical-align="bottom" fo:padding-left="0.075in" fo:padding-right="0.075in" fo:padding-top="0in" fo:padding-bottom="0in" fo:border="none"/>
    </style:style>
    <style:style style:name="Table3.C6" style:family="table-cell">
      <style:table-cell-properties style:vertical-align="bottom" fo:padding-left="0.075in" fo:padding-right="0.075in" fo:padding-top="0in" fo:padding-bottom="0in" fo:border="none"/>
    </style:style>
    <style:style style:name="Table3.D6" style:family="table-cell">
      <style:table-cell-properties style:vertical-align="bottom" fo:padding-left="0.075in" fo:padding-right="0.075in" fo:padding-top="0in" fo:padding-bottom="0in" fo:border="none"/>
    </style:style>
    <style:style style:name="Table3.A7" style:family="table-cell">
      <style:table-cell-properties style:vertical-align="middle" fo:padding-left="0.075in" fo:padding-right="0.075in" fo:padding-top="0in" fo:padding-bottom="0in" fo:border="none"/>
    </style:style>
    <style:style style:name="Table3.B7" style:family="table-cell">
      <style:table-cell-properties style:vertical-align="bottom" fo:padding-left="0.075in" fo:padding-right="0.075in" fo:padding-top="0in" fo:padding-bottom="0in" fo:border="none"/>
    </style:style>
    <style:style style:name="Table3.C7" style:family="table-cell">
      <style:table-cell-properties style:vertical-align="bottom" fo:padding-left="0.075in" fo:padding-right="0.075in" fo:padding-top="0in" fo:padding-bottom="0in" fo:border="none"/>
    </style:style>
    <style:style style:name="Table3.D7" style:family="table-cell">
      <style:table-cell-properties style:vertical-align="bottom" fo:padding-left="0.075in" fo:padding-right="0.075in" fo:padding-top="0in" fo:padding-bottom="0in" fo:border="none"/>
    </style:style>
    <style:style style:name="Table3.A8" style:family="table-cell">
      <style:table-cell-properties style:vertical-align="middle" fo:padding-left="0.075in" fo:padding-right="0.075in" fo:padding-top="0in" fo:padding-bottom="0in" fo:border="none"/>
    </style:style>
    <style:style style:name="Table3.B8" style:family="table-cell">
      <style:table-cell-properties style:vertical-align="bottom" fo:padding-left="0.075in" fo:padding-right="0.075in" fo:padding-top="0in" fo:padding-bottom="0in" fo:border="none"/>
    </style:style>
    <style:style style:name="Table3.C8" style:family="table-cell">
      <style:table-cell-properties style:vertical-align="bottom" fo:padding-left="0.075in" fo:padding-right="0.075in" fo:padding-top="0in" fo:padding-bottom="0in" fo:border="none"/>
    </style:style>
    <style:style style:name="Table3.D8" style:family="table-cell">
      <style:table-cell-properties style:vertical-align="bottom" fo:padding-left="0.075in" fo:padding-right="0.075in" fo:padding-top="0in" fo:padding-bottom="0in" fo:border="none"/>
    </style:style>
    <style:style style:name="Table3.A9" style:family="table-cell">
      <style:table-cell-properties style:vertical-align="middle" fo:padding-left="0.075in" fo:padding-right="0.075in" fo:padding-top="0in" fo:padding-bottom="0in" fo:border="none"/>
    </style:style>
    <style:style style:name="Table3.B9" style:family="table-cell">
      <style:table-cell-properties style:vertical-align="bottom" fo:padding-left="0.075in" fo:padding-right="0.075in" fo:padding-top="0in" fo:padding-bottom="0in" fo:border="none"/>
    </style:style>
    <style:style style:name="Table3.C9" style:family="table-cell">
      <style:table-cell-properties style:vertical-align="bottom" fo:padding-left="0.075in" fo:padding-right="0.075in" fo:padding-top="0in" fo:padding-bottom="0in" fo:border="none"/>
    </style:style>
    <style:style style:name="Table3.D9" style:family="table-cell">
      <style:table-cell-properties style:vertical-align="bottom" fo:padding-left="0.075in" fo:padding-right="0.075in" fo:padding-top="0in" fo:padding-bottom="0in" fo:border="none"/>
    </style:style>
    <style:style style:name="Table3.A10" style:family="table-cell">
      <style:table-cell-properties style:vertical-align="middle" fo:padding-left="0.075in" fo:padding-right="0.075in" fo:padding-top="0in" fo:padding-bottom="0in" fo:border="none"/>
    </style:style>
    <style:style style:name="Table3.B10" style:family="table-cell">
      <style:table-cell-properties style:vertical-align="bottom" fo:padding-left="0.075in" fo:padding-right="0.075in" fo:padding-top="0in" fo:padding-bottom="0in" fo:border="none"/>
    </style:style>
    <style:style style:name="Table3.C10" style:family="table-cell">
      <style:table-cell-properties style:vertical-align="bottom" fo:padding-left="0.075in" fo:padding-right="0.075in" fo:padding-top="0in" fo:padding-bottom="0in" fo:border="none"/>
    </style:style>
    <style:style style:name="Table3.D10" style:family="table-cell">
      <style:table-cell-properties style:vertical-align="bottom" fo:padding-left="0.075in" fo:padding-right="0.075in" fo:padding-top="0in" fo:padding-bottom="0in" fo:border="none"/>
    </style:style>
    <style:style style:name="Table3.A11" style:family="table-cell">
      <style:table-cell-properties style:vertical-align="middle" fo:padding-left="0.075in" fo:padding-right="0.075in" fo:padding-top="0in" fo:padding-bottom="0in" fo:border="none"/>
    </style:style>
    <style:style style:name="Table3.B11" style:family="table-cell">
      <style:table-cell-properties style:vertical-align="bottom" fo:padding-left="0.075in" fo:padding-right="0.075in" fo:padding-top="0in" fo:padding-bottom="0in" fo:border="none"/>
    </style:style>
    <style:style style:name="Table3.C11" style:family="table-cell">
      <style:table-cell-properties style:vertical-align="bottom" fo:padding-left="0.075in" fo:padding-right="0.075in" fo:padding-top="0in" fo:padding-bottom="0in" fo:border="none"/>
    </style:style>
    <style:style style:name="Table3.D11" style:family="table-cell">
      <style:table-cell-properties style:vertical-align="bottom" fo:padding-left="0.075in" fo:padding-right="0.075in" fo:padding-top="0in" fo:padding-bottom="0in" fo:border="none"/>
    </style:style>
    <style:style style:name="Table3.A12" style:family="table-cell">
      <style:table-cell-properties style:vertical-align="middle" fo:padding-left="0.075in" fo:padding-right="0.075in" fo:padding-top="0in" fo:padding-bottom="0in" fo:border="none"/>
    </style:style>
    <style:style style:name="Table3.B12" style:family="table-cell">
      <style:table-cell-properties style:vertical-align="bottom" fo:padding-left="0.075in" fo:padding-right="0.075in" fo:padding-top="0in" fo:padding-bottom="0in" fo:border="none"/>
    </style:style>
    <style:style style:name="Table3.C12" style:family="table-cell">
      <style:table-cell-properties style:vertical-align="bottom" fo:padding-left="0.075in" fo:padding-right="0.075in" fo:padding-top="0in" fo:padding-bottom="0in" fo:border="none"/>
    </style:style>
    <style:style style:name="Table3.D12" style:family="table-cell">
      <style:table-cell-properties style:vertical-align="bottom" fo:padding-left="0.075in" fo:padding-right="0.075in" fo:padding-top="0in" fo:padding-bottom="0in" fo:border="none"/>
    </style:style>
    <style:style style:name="Table3.A13" style:family="table-cell">
      <style:table-cell-properties style:vertical-align="middle" fo:padding-left="0.075in" fo:padding-right="0.075in" fo:padding-top="0in" fo:padding-bottom="0in" fo:border="none"/>
    </style:style>
    <style:style style:name="Table3.B13" style:family="table-cell">
      <style:table-cell-properties style:vertical-align="bottom" fo:padding-left="0.075in" fo:padding-right="0.075in" fo:padding-top="0in" fo:padding-bottom="0in" fo:border="none"/>
    </style:style>
    <style:style style:name="Table3.C13" style:family="table-cell">
      <style:table-cell-properties style:vertical-align="bottom" fo:padding-left="0.075in" fo:padding-right="0.075in" fo:padding-top="0in" fo:padding-bottom="0in" fo:border="none"/>
    </style:style>
    <style:style style:name="Table3.D13" style:family="table-cell">
      <style:table-cell-properties style:vertical-align="bottom" fo:padding-left="0.075in" fo:padding-right="0.075in" fo:padding-top="0in" fo:padding-bottom="0in" fo:border="none"/>
    </style:style>
    <style:style style:name="Table3.A14" style:family="table-cell">
      <style:table-cell-properties style:vertical-align="middle" fo:padding-left="0.075in" fo:padding-right="0.075in" fo:padding-top="0in" fo:padding-bottom="0in" fo:border="none"/>
    </style:style>
    <style:style style:name="Table3.B14" style:family="table-cell">
      <style:table-cell-properties style:vertical-align="bottom" fo:padding-left="0.075in" fo:padding-right="0.075in" fo:padding-top="0in" fo:padding-bottom="0in" fo:border="none"/>
    </style:style>
    <style:style style:name="Table3.C14" style:family="table-cell">
      <style:table-cell-properties style:vertical-align="bottom" fo:padding-left="0.075in" fo:padding-right="0.075in" fo:padding-top="0in" fo:padding-bottom="0in" fo:border="none"/>
    </style:style>
    <style:style style:name="Table3.D14" style:family="table-cell">
      <style:table-cell-properties style:vertical-align="bottom" fo:padding-left="0.075in" fo:padding-right="0.075in" fo:padding-top="0in" fo:padding-bottom="0in" fo:border="none"/>
    </style:style>
    <style:style style:name="Table3.A15" style:family="table-cell">
      <style:table-cell-properties style:vertical-align="middle" fo:padding-left="0.075in" fo:padding-right="0.075in" fo:padding-top="0in" fo:padding-bottom="0in" fo:border="none"/>
    </style:style>
    <style:style style:name="Table3.B15" style:family="table-cell">
      <style:table-cell-properties style:vertical-align="bottom" fo:padding-left="0.075in" fo:padding-right="0.075in" fo:padding-top="0in" fo:padding-bottom="0in" fo:border="none"/>
    </style:style>
    <style:style style:name="Table3.C15" style:family="table-cell">
      <style:table-cell-properties style:vertical-align="bottom" fo:padding-left="0.075in" fo:padding-right="0.075in" fo:padding-top="0in" fo:padding-bottom="0in" fo:border="none"/>
    </style:style>
    <style:style style:name="Table3.D15" style:family="table-cell">
      <style:table-cell-properties style:vertical-align="bottom" fo:padding-left="0.075in" fo:padding-right="0.075in" fo:padding-top="0in" fo:padding-bottom="0in" fo:border="none"/>
    </style:style>
    <style:style style:name="Table3.A16" style:family="table-cell">
      <style:table-cell-properties style:vertical-align="middle" fo:background-color="#d9d9d9" fo:padding-left="0.075in" fo:padding-right="0.075in" fo:padding-top="0in" fo:padding-bottom="0in" fo:border="none">
        <style:background-image/>
      </style:table-cell-properties>
    </style:style>
    <style:style style:name="Table3.B16" style:family="table-cell">
      <style:table-cell-properties style:vertical-align="bottom" fo:background-color="#d9d9d9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0pt" fo:font-weight="bold" officeooo:rsid="000873e0" officeooo:paragraph-rsid="000873e0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Calibri" style:font-name-asian="Times New Roman" style:language-asian="en" style:country-asian="CA" style:font-name-complex="Calibri1"/>
    </style:style>
    <style:style style:name="T2" style:family="text">
      <style:text-properties fo:color="#000000" style:font-name="Calibri" officeooo:rsid="000873e0" style:font-name-asian="Times New Roman" style:language-asian="en" style:country-asian="CA" style:font-name-complex="Calibri1"/>
    </style:style>
    <style:style style:name="T3" style:family="text">
      <style:text-properties fo:color="#000000" style:text-position="sub 58%" style:font-name="Calibri" style:font-name-asian="Times New Roman" style:language-asian="en" style:country-asian="CA" style:font-name-complex="Calibri1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2"><text:span text:style-name="T1">Total Flow<text:line-break/>(L/min)</text:span></text:p>
            </table:table-cell>
            <table:table-cell table:style-name="Table1.A1" office:value-type="string">
              <text:p text:style-name="P2"><text:span text:style-name="T1">100% Oxygen (L/min)</text:span></text:p>
            </table:table-cell>
            <table:table-cell table:style-name="Table1.A1" office:value-type="string">
              <text:p text:style-name="P2"><text:span text:style-name="T1">Medical air<text:line-break/>(L/min)</text:span></text:p>
            </table:table-cell>
            <table:table-cell table:style-name="Table1.A1" office:value-type="string">
              <text:p text:style-name="P2"><text:span text:style-name="T1">FiO</text:span><text:span text:style-name="T3">2</text:span>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3"><text:span text:style-name="T1">4</text:span></text:p>
            </table:table-cell>
            <table:table-cell table:style-name="Table1.B2" office:value-type="string">
              <text:p text:style-name="P1"><text:span text:style-name="T1">4</text:span></text:p>
            </table:table-cell>
            <table:table-cell table:style-name="Table1.B2" office:value-type="string">
              <text:p text:style-name="P1"><text:span text:style-name="T1">0</text:span></text:p>
            </table:table-cell>
            <table:table-cell table:style-name="Table1.B2" office:value-type="string">
              <text:p text:style-name="P1"><text:span text:style-name="T1">1.00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3</text:span></text:p>
            </table:table-cell>
            <table:table-cell table:style-name="Table1.B2" office:value-type="string">
              <text:p text:style-name="P1"><text:span text:style-name="T1">1</text:span></text:p>
            </table:table-cell>
            <table:table-cell table:style-name="Table1.B2" office:value-type="string">
              <text:p text:style-name="P1"><text:span text:style-name="T1">0.80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2</text:span></text:p>
            </table:table-cell>
            <table:table-cell table:style-name="Table1.B2" office:value-type="string">
              <text:p text:style-name="P1"><text:span text:style-name="T1">2</text:span></text:p>
            </table:table-cell>
            <table:table-cell table:style-name="Table1.B2" office:value-type="string">
              <text:p text:style-name="P1"><text:span text:style-name="T1">0.61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1</text:span></text:p>
            </table:table-cell>
            <table:table-cell table:style-name="Table1.B2" office:value-type="string">
              <text:p text:style-name="P1"><text:span text:style-name="T1">3</text:span></text:p>
            </table:table-cell>
            <table:table-cell table:style-name="Table1.B2" office:value-type="string">
              <text:p text:style-name="P1"><text:span text:style-name="T1">0.41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0</text:span></text:p>
            </table:table-cell>
            <table:table-cell table:style-name="Table1.B2" office:value-type="string">
              <text:p text:style-name="P1"><text:span text:style-name="T1">4</text:span></text:p>
            </table:table-cell>
            <table:table-cell table:style-name="Table1.B2" office:value-type="string">
              <text:p text:style-name="P1"><text:span text:style-name="T1">0.21</text:span></text:p>
            </table:table-cell>
          </table:table-row>
          <table:table-row table:style-name="Table1.1">
            <table:table-cell table:style-name="Table1.A7" table:number-rows-spanned="6" office:value-type="string">
              <text:p text:style-name="P3"><text:span text:style-name="T1">5</text:span></text:p>
            </table:table-cell>
            <table:table-cell table:style-name="Table1.B7" office:value-type="string">
              <text:p text:style-name="P1"><text:span text:style-name="T1">5</text:span></text:p>
            </table:table-cell>
            <table:table-cell table:style-name="Table1.C7" office:value-type="string">
              <text:p text:style-name="P1"><text:span text:style-name="T1">0</text:span></text:p>
            </table:table-cell>
            <table:table-cell table:style-name="Table1.D7" office:value-type="string">
              <text:p text:style-name="P1"><text:span text:style-name="T1">1.00</text:span></text:p>
            </table:table-cell>
          </table:table-row>
          <table:table-row table:style-name="Table1.1">
            <table:covered-table-cell/>
            <table:table-cell table:style-name="Table1.B8" office:value-type="string">
              <text:p text:style-name="P1"><text:span text:style-name="T1">4</text:span></text:p>
            </table:table-cell>
            <table:table-cell table:style-name="Table1.C8" office:value-type="string">
              <text:p text:style-name="P1"><text:span text:style-name="T1">1</text:span></text:p>
            </table:table-cell>
            <table:table-cell table:style-name="Table1.D8" office:value-type="string">
              <text:p text:style-name="P1"><text:span text:style-name="T1">0.84</text:span></text:p>
            </table:table-cell>
          </table:table-row>
          <table:table-row table:style-name="Table1.1">
            <table:covered-table-cell/>
            <table:table-cell table:style-name="Table1.B9" office:value-type="string">
              <text:p text:style-name="P1"><text:span text:style-name="T1">3</text:span></text:p>
            </table:table-cell>
            <table:table-cell table:style-name="Table1.C9" office:value-type="string">
              <text:p text:style-name="P1"><text:span text:style-name="T1">2</text:span></text:p>
            </table:table-cell>
            <table:table-cell table:style-name="Table1.D9" office:value-type="string">
              <text:p text:style-name="P1"><text:span text:style-name="T1">0.68</text:span></text:p>
            </table:table-cell>
          </table:table-row>
          <table:table-row table:style-name="Table1.1">
            <table:covered-table-cell/>
            <table:table-cell table:style-name="Table1.B10" office:value-type="string">
              <text:p text:style-name="P1"><text:span text:style-name="T1">2</text:span></text:p>
            </table:table-cell>
            <table:table-cell table:style-name="Table1.C10" office:value-type="string">
              <text:p text:style-name="P1"><text:span text:style-name="T1">3</text:span></text:p>
            </table:table-cell>
            <table:table-cell table:style-name="Table1.D10" office:value-type="string">
              <text:p text:style-name="P1"><text:span text:style-name="T1">0.53</text:span></text:p>
            </table:table-cell>
          </table:table-row>
          <table:table-row table:style-name="Table1.1">
            <table:covered-table-cell/>
            <table:table-cell table:style-name="Table1.B11" office:value-type="string">
              <text:p text:style-name="P1"><text:span text:style-name="T1">1</text:span></text:p>
            </table:table-cell>
            <table:table-cell table:style-name="Table1.C11" office:value-type="string">
              <text:p text:style-name="P1"><text:span text:style-name="T1">4</text:span></text:p>
            </table:table-cell>
            <table:table-cell table:style-name="Table1.D11" office:value-type="string">
              <text:p text:style-name="P1"><text:span text:style-name="T1">0.37</text:span></text:p>
            </table:table-cell>
          </table:table-row>
          <table:table-row table:style-name="Table1.1">
            <table:covered-table-cell/>
            <table:table-cell table:style-name="Table1.B12" office:value-type="string">
              <text:p text:style-name="P1"><text:span text:style-name="T1">0</text:span></text:p>
            </table:table-cell>
            <table:table-cell table:style-name="Table1.C12" office:value-type="string">
              <text:p text:style-name="P1"><text:span text:style-name="T1">5</text:span></text:p>
            </table:table-cell>
            <table:table-cell table:style-name="Table1.D12" office:value-type="string">
              <text:p text:style-name="P1"><text:span text:style-name="T1">0.21</text:span></text:p>
            </table:table-cell>
          </table:table-row>
          <table:table-row table:style-name="Table1.1">
            <table:table-cell table:style-name="Table1.A2" table:number-rows-spanned="7" office:value-type="string">
              <text:p text:style-name="P3"><text:span text:style-name="T1">6</text:span></text:p>
            </table:table-cell>
            <table:table-cell table:style-name="Table1.B2" office:value-type="string">
              <text:p text:style-name="P1"><text:span text:style-name="T1">6</text:span></text:p>
            </table:table-cell>
            <table:table-cell table:style-name="Table1.B2" office:value-type="string">
              <text:p text:style-name="P1"><text:span text:style-name="T1">0</text:span></text:p>
            </table:table-cell>
            <table:table-cell table:style-name="Table1.B2" office:value-type="string">
              <text:p text:style-name="P1"><text:span text:style-name="T1">1.00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5</text:span></text:p>
            </table:table-cell>
            <table:table-cell table:style-name="Table1.B2" office:value-type="string">
              <text:p text:style-name="P1"><text:span text:style-name="T1">1</text:span></text:p>
            </table:table-cell>
            <table:table-cell table:style-name="Table1.B2" office:value-type="string">
              <text:p text:style-name="P1"><text:span text:style-name="T1">0.87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4</text:span></text:p>
            </table:table-cell>
            <table:table-cell table:style-name="Table1.B2" office:value-type="string">
              <text:p text:style-name="P1"><text:span text:style-name="T1">2</text:span></text:p>
            </table:table-cell>
            <table:table-cell table:style-name="Table1.B2" office:value-type="string">
              <text:p text:style-name="P1"><text:span text:style-name="T1">0.74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3</text:span></text:p>
            </table:table-cell>
            <table:table-cell table:style-name="Table1.B2" office:value-type="string">
              <text:p text:style-name="P1"><text:span text:style-name="T1">3</text:span></text:p>
            </table:table-cell>
            <table:table-cell table:style-name="Table1.B2" office:value-type="string">
              <text:p text:style-name="P1"><text:span text:style-name="T1">0.61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2</text:span></text:p>
            </table:table-cell>
            <table:table-cell table:style-name="Table1.B2" office:value-type="string">
              <text:p text:style-name="P1"><text:span text:style-name="T1">4</text:span></text:p>
            </table:table-cell>
            <table:table-cell table:style-name="Table1.B2" office:value-type="string">
              <text:p text:style-name="P1"><text:span text:style-name="T1">0.47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1</text:span></text:p>
            </table:table-cell>
            <table:table-cell table:style-name="Table1.B2" office:value-type="string">
              <text:p text:style-name="P1"><text:span text:style-name="T1">5</text:span></text:p>
            </table:table-cell>
            <table:table-cell table:style-name="Table1.B2" office:value-type="string">
              <text:p text:style-name="P1"><text:span text:style-name="T1">0.34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0</text:span></text:p>
            </table:table-cell>
            <table:table-cell table:style-name="Table1.B2" office:value-type="string">
              <text:p text:style-name="P1"><text:span text:style-name="T1">6</text:span></text:p>
            </table:table-cell>
            <table:table-cell table:style-name="Table1.B2" office:value-type="string">
              <text:p text:style-name="P1"><text:span text:style-name="T1">0.21</text:span></text:p>
            </table:table-cell>
          </table:table-row>
          <table:table-row table:style-name="Table1.1">
            <table:table-cell table:style-name="Table1.A27" table:number-rows-spanned="8" office:value-type="string">
              <text:p text:style-name="P3"><text:span text:style-name="T1">7</text:span></text:p>
            </table:table-cell>
            <table:table-cell table:style-name="Table1.B20" office:value-type="string">
              <text:p text:style-name="P1"><text:span text:style-name="T1">7</text:span></text:p>
            </table:table-cell>
            <table:table-cell table:style-name="Table1.C20" office:value-type="string">
              <text:p text:style-name="P1"><text:span text:style-name="T1">0</text:span></text:p>
            </table:table-cell>
            <table:table-cell table:style-name="Table1.D20" office:value-type="string">
              <text:p text:style-name="P1"><text:span text:style-name="T1">1.00</text:span></text:p>
            </table:table-cell>
          </table:table-row>
          <table:table-row table:style-name="Table1.1">
            <table:covered-table-cell/>
            <table:table-cell table:style-name="Table1.B21" office:value-type="string">
              <text:p text:style-name="P1"><text:span text:style-name="T1">6</text:span></text:p>
            </table:table-cell>
            <table:table-cell table:style-name="Table1.C21" office:value-type="string">
              <text:p text:style-name="P1"><text:span text:style-name="T1">1</text:span></text:p>
            </table:table-cell>
            <table:table-cell table:style-name="Table1.D21" office:value-type="string">
              <text:p text:style-name="P1"><text:span text:style-name="T1">0.89</text:span></text:p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1"><text:span text:style-name="T1">5</text:span></text:p>
            </table:table-cell>
            <table:table-cell table:style-name="Table1.C22" office:value-type="string">
              <text:p text:style-name="P1"><text:span text:style-name="T1">2</text:span></text:p>
            </table:table-cell>
            <table:table-cell table:style-name="Table1.D22" office:value-type="string">
              <text:p text:style-name="P1"><text:span text:style-name="T1">0.77</text:span></text:p>
            </table:table-cell>
          </table:table-row>
          <table:table-row table:style-name="Table1.1">
            <table:covered-table-cell/>
            <table:table-cell table:style-name="Table1.B23" office:value-type="string">
              <text:p text:style-name="P1"><text:span text:style-name="T1">4</text:span></text:p>
            </table:table-cell>
            <table:table-cell table:style-name="Table1.C23" office:value-type="string">
              <text:p text:style-name="P1"><text:span text:style-name="T1">3</text:span></text:p>
            </table:table-cell>
            <table:table-cell table:style-name="Table1.D23" office:value-type="string">
              <text:p text:style-name="P1"><text:span text:style-name="T1">0.66</text:span></text:p>
            </table:table-cell>
          </table:table-row>
          <table:table-row table:style-name="Table1.1">
            <table:covered-table-cell/>
            <table:table-cell table:style-name="Table1.B24" office:value-type="string">
              <text:p text:style-name="P1"><text:span text:style-name="T1">3</text:span></text:p>
            </table:table-cell>
            <table:table-cell table:style-name="Table1.C24" office:value-type="string">
              <text:p text:style-name="P1"><text:span text:style-name="T1">4</text:span></text:p>
            </table:table-cell>
            <table:table-cell table:style-name="Table1.D24" office:value-type="string">
              <text:p text:style-name="P1"><text:span text:style-name="T1">0.55</text:span></text:p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1"><text:span text:style-name="T1">2</text:span></text:p>
            </table:table-cell>
            <table:table-cell table:style-name="Table1.C25" office:value-type="string">
              <text:p text:style-name="P1"><text:span text:style-name="T1">5</text:span></text:p>
            </table:table-cell>
            <table:table-cell table:style-name="Table1.D25" office:value-type="string">
              <text:p text:style-name="P1"><text:span text:style-name="T1">0.44</text:span></text:p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1"><text:span text:style-name="T1">1</text:span></text:p>
            </table:table-cell>
            <table:table-cell table:style-name="Table1.C26" office:value-type="string">
              <text:p text:style-name="P1"><text:span text:style-name="T1">6</text:span></text:p>
            </table:table-cell>
            <table:table-cell table:style-name="Table1.D26" office:value-type="string">
              <text:p text:style-name="P1"><text:span text:style-name="T1">0.32</text:span></text:p>
            </table:table-cell>
          </table:table-row>
          <table:table-row table:style-name="Table1.1">
            <table:covered-table-cell/>
            <table:table-cell table:style-name="Table1.B27" office:value-type="string">
              <text:p text:style-name="P1"><text:span text:style-name="T1">0</text:span></text:p>
            </table:table-cell>
            <table:table-cell table:style-name="Table1.C27" office:value-type="string">
              <text:p text:style-name="P1"><text:span text:style-name="T1">7</text:span></text:p>
            </table:table-cell>
            <table:table-cell table:style-name="Table1.D27" office:value-type="string">
              <text:p text:style-name="P1"><text:span text:style-name="T1">0.21</text:span></text:p>
            </table:table-cell>
          </table:table-row>
          <table:table-row table:style-name="Table1.1">
            <table:table-cell table:style-name="Table1.A2" table:number-rows-spanned="9" office:value-type="string">
              <text:p text:style-name="P3"><text:span text:style-name="T1">8</text:span></text:p>
            </table:table-cell>
            <table:table-cell table:style-name="Table1.B2" office:value-type="string">
              <text:p text:style-name="P1"><text:span text:style-name="T1">8</text:span></text:p>
            </table:table-cell>
            <table:table-cell table:style-name="Table1.B2" office:value-type="string">
              <text:p text:style-name="P1"><text:span text:style-name="T1">0</text:span></text:p>
            </table:table-cell>
            <table:table-cell table:style-name="Table1.B2" office:value-type="string">
              <text:p text:style-name="P1"><text:span text:style-name="T1">1.00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7</text:span></text:p>
            </table:table-cell>
            <table:table-cell table:style-name="Table1.B2" office:value-type="string">
              <text:p text:style-name="P1"><text:span text:style-name="T1">1</text:span></text:p>
            </table:table-cell>
            <table:table-cell table:style-name="Table1.B2" office:value-type="string">
              <text:p text:style-name="P1"><text:span text:style-name="T1">0.90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6</text:span></text:p>
            </table:table-cell>
            <table:table-cell table:style-name="Table1.B2" office:value-type="string">
              <text:p text:style-name="P1"><text:span text:style-name="T1">2</text:span></text:p>
            </table:table-cell>
            <table:table-cell table:style-name="Table1.B2" office:value-type="string">
              <text:p text:style-name="P1"><text:span text:style-name="T1">0.80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5</text:span></text:p>
            </table:table-cell>
            <table:table-cell table:style-name="Table1.B2" office:value-type="string">
              <text:p text:style-name="P1"><text:span text:style-name="T1">3</text:span></text:p>
            </table:table-cell>
            <table:table-cell table:style-name="Table1.B2" office:value-type="string">
              <text:p text:style-name="P1"><text:span text:style-name="T1">0.70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4</text:span></text:p>
            </table:table-cell>
            <table:table-cell table:style-name="Table1.B2" office:value-type="string">
              <text:p text:style-name="P1"><text:span text:style-name="T1">4</text:span></text:p>
            </table:table-cell>
            <table:table-cell table:style-name="Table1.B2" office:value-type="string">
              <text:p text:style-name="P1"><text:span text:style-name="T1">0.61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3</text:span></text:p>
            </table:table-cell>
            <table:table-cell table:style-name="Table1.B2" office:value-type="string">
              <text:p text:style-name="P1"><text:span text:style-name="T1">5</text:span></text:p>
            </table:table-cell>
            <table:table-cell table:style-name="Table1.B2" office:value-type="string">
              <text:p text:style-name="P1"><text:span text:style-name="T1">0.51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2</text:span></text:p>
            </table:table-cell>
            <table:table-cell table:style-name="Table1.B2" office:value-type="string">
              <text:p text:style-name="P1"><text:span text:style-name="T1">6</text:span></text:p>
            </table:table-cell>
            <table:table-cell table:style-name="Table1.B2" office:value-type="string">
              <text:p text:style-name="P1"><text:span text:style-name="T1">0.41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1</text:span></text:p>
            </table:table-cell>
            <table:table-cell table:style-name="Table1.B2" office:value-type="string">
              <text:p text:style-name="P1"><text:span text:style-name="T1">7</text:span></text:p>
            </table:table-cell>
            <table:table-cell table:style-name="Table1.B2" office:value-type="string">
              <text:p text:style-name="P1"><text:span text:style-name="T1">0.31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"><text:span text:style-name="T1">0</text:span></text:p>
            </table:table-cell>
            <table:table-cell table:style-name="Table1.B2" office:value-type="string">
              <text:p text:style-name="P1"><text:span text:style-name="T1">8</text:span></text:p>
            </table:table-cell>
            <table:table-cell table:style-name="Table1.B2" office:value-type="string">
              <text:p text:style-name="P1"><text:span text:style-name="T1">0.21</text:span></text:p>
            </table:table-cell>
          </table:table-row>
          <table:table-row table:style-name="Table1.1">
            <table:table-cell table:style-name="Table1.A37" table:number-rows-spanned="10" office:value-type="string">
              <text:p text:style-name="P3"><text:span text:style-name="T1">9</text:span></text:p>
            </table:table-cell>
            <table:table-cell table:style-name="Table1.B37" office:value-type="string">
              <text:p text:style-name="P1"><text:span text:style-name="T1">9</text:span></text:p>
            </table:table-cell>
            <table:table-cell table:style-name="Table1.C37" office:value-type="string">
              <text:p text:style-name="P1"><text:span text:style-name="T1">0</text:span></text:p>
            </table:table-cell>
            <table:table-cell table:style-name="Table1.D37" office:value-type="string">
              <text:p text:style-name="P1"><text:span text:style-name="T1">1.00</text:span></text:p>
            </table:table-cell>
          </table:table-row>
          <table:table-row table:style-name="Table1.1">
            <table:covered-table-cell/>
            <table:table-cell table:style-name="Table1.B38" office:value-type="string">
              <text:p text:style-name="P1"><text:span text:style-name="T1">8</text:span></text:p>
            </table:table-cell>
            <table:table-cell table:style-name="Table1.C38" office:value-type="string">
              <text:p text:style-name="P1"><text:span text:style-name="T1">1</text:span></text:p>
            </table:table-cell>
            <table:table-cell table:style-name="Table1.D38" office:value-type="string">
              <text:p text:style-name="P1"><text:span text:style-name="T1">0.91</text:span></text:p>
            </table:table-cell>
          </table:table-row>
          <table:table-row table:style-name="Table1.1">
            <table:covered-table-cell/>
            <table:table-cell table:style-name="Table1.B39" office:value-type="string">
              <text:p text:style-name="P1"><text:span text:style-name="T1">7</text:span></text:p>
            </table:table-cell>
            <table:table-cell table:style-name="Table1.C39" office:value-type="string">
              <text:p text:style-name="P1"><text:span text:style-name="T1">2</text:span></text:p>
            </table:table-cell>
            <table:table-cell table:style-name="Table1.D39" office:value-type="string">
              <text:p text:style-name="P1"><text:span text:style-name="T1">0.82</text:span></text:p>
            </table:table-cell>
          </table:table-row>
          <table:table-row table:style-name="Table1.1">
            <table:covered-table-cell/>
            <table:table-cell table:style-name="Table1.B40" office:value-type="string">
              <text:p text:style-name="P1"><text:span text:style-name="T1">6</text:span></text:p>
            </table:table-cell>
            <table:table-cell table:style-name="Table1.C40" office:value-type="string">
              <text:p text:style-name="P1"><text:span text:style-name="T1">3</text:span></text:p>
            </table:table-cell>
            <table:table-cell table:style-name="Table1.D40" office:value-type="string">
              <text:p text:style-name="P1"><text:span text:style-name="T1">0.74</text:span></text:p>
            </table:table-cell>
          </table:table-row>
          <table:table-row table:style-name="Table1.1">
            <table:covered-table-cell/>
            <table:table-cell table:style-name="Table1.B41" office:value-type="string">
              <text:p text:style-name="P1"><text:span text:style-name="T1">5</text:span></text:p>
            </table:table-cell>
            <table:table-cell table:style-name="Table1.C41" office:value-type="string">
              <text:p text:style-name="P1"><text:span text:style-name="T1">4</text:span></text:p>
            </table:table-cell>
            <table:table-cell table:style-name="Table1.D41" office:value-type="string">
              <text:p text:style-name="P1"><text:span text:style-name="T1">0.65</text:span></text:p>
            </table:table-cell>
          </table:table-row>
          <table:table-row table:style-name="Table1.1">
            <table:covered-table-cell/>
            <table:table-cell table:style-name="Table1.B42" office:value-type="string">
              <text:p text:style-name="P1"><text:span text:style-name="T1">4</text:span></text:p>
            </table:table-cell>
            <table:table-cell table:style-name="Table1.C42" office:value-type="string">
              <text:p text:style-name="P1"><text:span text:style-name="T1">5</text:span></text:p>
            </table:table-cell>
            <table:table-cell table:style-name="Table1.D42" office:value-type="string">
              <text:p text:style-name="P1"><text:span text:style-name="T1">0.56</text:span></text:p>
            </table:table-cell>
          </table:table-row>
          <table:table-row table:style-name="Table1.1">
            <table:covered-table-cell/>
            <table:table-cell table:style-name="Table1.B43" office:value-type="string">
              <text:p text:style-name="P1"><text:span text:style-name="T1">3</text:span></text:p>
            </table:table-cell>
            <table:table-cell table:style-name="Table1.C43" office:value-type="string">
              <text:p text:style-name="P1"><text:span text:style-name="T1">6</text:span></text:p>
            </table:table-cell>
            <table:table-cell table:style-name="Table1.D43" office:value-type="string">
              <text:p text:style-name="P1"><text:span text:style-name="T1">0.47</text:span></text:p>
            </table:table-cell>
          </table:table-row>
          <table:table-row table:style-name="Table1.1">
            <table:covered-table-cell/>
            <table:table-cell table:style-name="Table1.B44" office:value-type="string">
              <text:p text:style-name="P1"><text:span text:style-name="T1">2</text:span></text:p>
            </table:table-cell>
            <table:table-cell table:style-name="Table1.C44" office:value-type="string">
              <text:p text:style-name="P1"><text:span text:style-name="T1">7</text:span></text:p>
            </table:table-cell>
            <table:table-cell table:style-name="Table1.D44" office:value-type="string">
              <text:p text:style-name="P1"><text:span text:style-name="T1">0.39</text:span></text:p>
            </table:table-cell>
          </table:table-row>
          <table:table-row table:style-name="Table1.1">
            <table:covered-table-cell/>
            <table:table-cell table:style-name="Table1.B45" office:value-type="string">
              <text:p text:style-name="P1"><text:span text:style-name="T1">1</text:span></text:p>
            </table:table-cell>
            <table:table-cell table:style-name="Table1.C45" office:value-type="string">
              <text:p text:style-name="P1"><text:span text:style-name="T1">8</text:span></text:p>
            </table:table-cell>
            <table:table-cell table:style-name="Table1.D45" office:value-type="string">
              <text:p text:style-name="P1"><text:span text:style-name="T1">0.30</text:span></text:p>
            </table:table-cell>
          </table:table-row>
          <table:table-row table:style-name="Table1.1">
            <table:covered-table-cell/>
            <table:table-cell table:style-name="Table1.B46" office:value-type="string">
              <text:p text:style-name="P1"><text:span text:style-name="T1">0</text:span></text:p>
            </table:table-cell>
            <table:table-cell table:style-name="Table1.C46" office:value-type="string">
              <text:p text:style-name="P1"><text:span text:style-name="T1">9</text:span></text:p>
            </table:table-cell>
            <table:table-cell table:style-name="Table1.D46" office:value-type="string">
              <text:p text:style-name="P1"><text:span text:style-name="T1">0.21</text:span>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2"><text:span text:style-name="T1">Total Flow<text:line-break/>(L/min)</text:span></text:p>
            </table:table-cell>
            <table:table-cell table:style-name="Table2.A1" office:value-type="string">
              <text:p text:style-name="P2"><text:span text:style-name="T1">100% Oxygen (L/min)</text:span></text:p>
            </table:table-cell>
            <table:table-cell table:style-name="Table2.A1" office:value-type="string">
              <text:p text:style-name="P2"><text:span text:style-name="T1">Medical air<text:line-break/>(L/min)</text:span></text:p>
            </table:table-cell>
            <table:table-cell table:style-name="Table2.A1" office:value-type="string">
              <text:p text:style-name="P2"><text:span text:style-name="T1">FiO</text:span><text:span text:style-name="T3">2</text:span></text:p>
            </table:table-cell>
          </table:table-row>
          <table:table-row table:style-name="Table2.1">
            <table:table-cell table:style-name="Table2.A2" table:number-rows-spanned="11" office:value-type="string">
              <text:p text:style-name="P3"><text:span text:style-name="T1">10</text:span></text:p>
            </table:table-cell>
            <table:table-cell table:style-name="Table2.B2" office:value-type="string">
              <text:p text:style-name="P1"><text:span text:style-name="T1">10</text:span></text:p>
            </table:table-cell>
            <table:table-cell table:style-name="Table2.B2" office:value-type="string">
              <text:p text:style-name="P1"><text:span text:style-name="T1">0</text:span></text:p>
            </table:table-cell>
            <table:table-cell table:style-name="Table2.B2" office:value-type="string">
              <text:p text:style-name="P1"><text:span text:style-name="T1">1.00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9</text:span></text:p>
            </table:table-cell>
            <table:table-cell table:style-name="Table2.B2" office:value-type="string">
              <text:p text:style-name="P1"><text:span text:style-name="T1">1</text:span></text:p>
            </table:table-cell>
            <table:table-cell table:style-name="Table2.B2" office:value-type="string">
              <text:p text:style-name="P1"><text:span text:style-name="T1">0.92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8</text:span></text:p>
            </table:table-cell>
            <table:table-cell table:style-name="Table2.B2" office:value-type="string">
              <text:p text:style-name="P1"><text:span text:style-name="T1">2</text:span></text:p>
            </table:table-cell>
            <table:table-cell table:style-name="Table2.B2" office:value-type="string">
              <text:p text:style-name="P1"><text:span text:style-name="T1">0.84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7</text:span></text:p>
            </table:table-cell>
            <table:table-cell table:style-name="Table2.B2" office:value-type="string">
              <text:p text:style-name="P1"><text:span text:style-name="T1">3</text:span></text:p>
            </table:table-cell>
            <table:table-cell table:style-name="Table2.B2" office:value-type="string">
              <text:p text:style-name="P1"><text:span text:style-name="T1">0.76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6</text:span></text:p>
            </table:table-cell>
            <table:table-cell table:style-name="Table2.B2" office:value-type="string">
              <text:p text:style-name="P1"><text:span text:style-name="T1">4</text:span></text:p>
            </table:table-cell>
            <table:table-cell table:style-name="Table2.B2" office:value-type="string">
              <text:p text:style-name="P1"><text:span text:style-name="T1">0.68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5</text:span></text:p>
            </table:table-cell>
            <table:table-cell table:style-name="Table2.B2" office:value-type="string">
              <text:p text:style-name="P1"><text:span text:style-name="T1">5</text:span></text:p>
            </table:table-cell>
            <table:table-cell table:style-name="Table2.B2" office:value-type="string">
              <text:p text:style-name="P1"><text:span text:style-name="T1">0.61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4</text:span></text:p>
            </table:table-cell>
            <table:table-cell table:style-name="Table2.B2" office:value-type="string">
              <text:p text:style-name="P1"><text:span text:style-name="T1">6</text:span></text:p>
            </table:table-cell>
            <table:table-cell table:style-name="Table2.B2" office:value-type="string">
              <text:p text:style-name="P1"><text:span text:style-name="T1">0.53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3</text:span></text:p>
            </table:table-cell>
            <table:table-cell table:style-name="Table2.B2" office:value-type="string">
              <text:p text:style-name="P1"><text:span text:style-name="T1">7</text:span></text:p>
            </table:table-cell>
            <table:table-cell table:style-name="Table2.B2" office:value-type="string">
              <text:p text:style-name="P1"><text:span text:style-name="T1">0.45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2</text:span></text:p>
            </table:table-cell>
            <table:table-cell table:style-name="Table2.B2" office:value-type="string">
              <text:p text:style-name="P1"><text:span text:style-name="T1">8</text:span></text:p>
            </table:table-cell>
            <table:table-cell table:style-name="Table2.B2" office:value-type="string">
              <text:p text:style-name="P1"><text:span text:style-name="T1">0.37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1</text:span></text:p>
            </table:table-cell>
            <table:table-cell table:style-name="Table2.B2" office:value-type="string">
              <text:p text:style-name="P1"><text:span text:style-name="T1">9</text:span></text:p>
            </table:table-cell>
            <table:table-cell table:style-name="Table2.B2" office:value-type="string">
              <text:p text:style-name="P1"><text:span text:style-name="T1">0.29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0</text:span></text:p>
            </table:table-cell>
            <table:table-cell table:style-name="Table2.B2" office:value-type="string">
              <text:p text:style-name="P1"><text:span text:style-name="T1">10</text:span></text:p>
            </table:table-cell>
            <table:table-cell table:style-name="Table2.B2" office:value-type="string">
              <text:p text:style-name="P1"><text:span text:style-name="T1">0.21</text:span></text:p>
            </table:table-cell>
          </table:table-row>
          <table:table-row table:style-name="Table2.1">
            <table:table-cell table:style-name="Table2.A24" table:number-rows-spanned="12" office:value-type="string">
              <text:p text:style-name="P3"><text:span text:style-name="T1">11</text:span></text:p>
            </table:table-cell>
            <table:table-cell table:style-name="Table2.B13" office:value-type="string">
              <text:p text:style-name="P1"><text:span text:style-name="T1">11</text:span></text:p>
            </table:table-cell>
            <table:table-cell table:style-name="Table2.C13" office:value-type="string">
              <text:p text:style-name="P1"><text:span text:style-name="T1">0</text:span></text:p>
            </table:table-cell>
            <table:table-cell table:style-name="Table2.D13" office:value-type="string">
              <text:p text:style-name="P1"><text:span text:style-name="T1">1.00</text:span></text:p>
            </table:table-cell>
          </table:table-row>
          <table:table-row table:style-name="Table2.1">
            <table:covered-table-cell/>
            <table:table-cell table:style-name="Table2.B14" office:value-type="string">
              <text:p text:style-name="P1"><text:span text:style-name="T1">10</text:span></text:p>
            </table:table-cell>
            <table:table-cell table:style-name="Table2.C14" office:value-type="string">
              <text:p text:style-name="P1"><text:span text:style-name="T1">1</text:span></text:p>
            </table:table-cell>
            <table:table-cell table:style-name="Table2.D14" office:value-type="string">
              <text:p text:style-name="P1"><text:span text:style-name="T1">0.93</text:span></text:p>
            </table:table-cell>
          </table:table-row>
          <table:table-row table:style-name="Table2.1">
            <table:covered-table-cell/>
            <table:table-cell table:style-name="Table2.B15" office:value-type="string">
              <text:p text:style-name="P1"><text:span text:style-name="T1">9</text:span></text:p>
            </table:table-cell>
            <table:table-cell table:style-name="Table2.C15" office:value-type="string">
              <text:p text:style-name="P1"><text:span text:style-name="T1">2</text:span></text:p>
            </table:table-cell>
            <table:table-cell table:style-name="Table2.D15" office:value-type="string">
              <text:p text:style-name="P1"><text:span text:style-name="T1">0.86</text:span></text:p>
            </table:table-cell>
          </table:table-row>
          <table:table-row table:style-name="Table2.1">
            <table:covered-table-cell/>
            <table:table-cell table:style-name="Table2.B16" office:value-type="string">
              <text:p text:style-name="P1"><text:span text:style-name="T1">8</text:span></text:p>
            </table:table-cell>
            <table:table-cell table:style-name="Table2.C16" office:value-type="string">
              <text:p text:style-name="P1"><text:span text:style-name="T1">3</text:span></text:p>
            </table:table-cell>
            <table:table-cell table:style-name="Table2.D16" office:value-type="string">
              <text:p text:style-name="P1"><text:span text:style-name="T1">0.78</text:span></text:p>
            </table:table-cell>
          </table:table-row>
          <table:table-row table:style-name="Table2.1">
            <table:covered-table-cell/>
            <table:table-cell table:style-name="Table2.B17" office:value-type="string">
              <text:p text:style-name="P1"><text:span text:style-name="T1">7</text:span></text:p>
            </table:table-cell>
            <table:table-cell table:style-name="Table2.C17" office:value-type="string">
              <text:p text:style-name="P1"><text:span text:style-name="T1">4</text:span></text:p>
            </table:table-cell>
            <table:table-cell table:style-name="Table2.D17" office:value-type="string">
              <text:p text:style-name="P1"><text:span text:style-name="T1">0.71</text:span></text:p>
            </table:table-cell>
          </table:table-row>
          <table:table-row table:style-name="Table2.1">
            <table:covered-table-cell/>
            <table:table-cell table:style-name="Table2.B18" office:value-type="string">
              <text:p text:style-name="P1"><text:span text:style-name="T1">6</text:span></text:p>
            </table:table-cell>
            <table:table-cell table:style-name="Table2.C18" office:value-type="string">
              <text:p text:style-name="P1"><text:span text:style-name="T1">5</text:span></text:p>
            </table:table-cell>
            <table:table-cell table:style-name="Table2.D18" office:value-type="string">
              <text:p text:style-name="P1"><text:span text:style-name="T1">0.64</text:span></text:p>
            </table:table-cell>
          </table:table-row>
          <table:table-row table:style-name="Table2.1">
            <table:covered-table-cell/>
            <table:table-cell table:style-name="Table2.B19" office:value-type="string">
              <text:p text:style-name="P1"><text:span text:style-name="T1">5</text:span></text:p>
            </table:table-cell>
            <table:table-cell table:style-name="Table2.C19" office:value-type="string">
              <text:p text:style-name="P1"><text:span text:style-name="T1">6</text:span></text:p>
            </table:table-cell>
            <table:table-cell table:style-name="Table2.D19" office:value-type="string">
              <text:p text:style-name="P1"><text:span text:style-name="T1">0.57</text:span></text:p>
            </table:table-cell>
          </table:table-row>
          <table:table-row table:style-name="Table2.1">
            <table:covered-table-cell/>
            <table:table-cell table:style-name="Table2.B20" office:value-type="string">
              <text:p text:style-name="P1"><text:span text:style-name="T1">4</text:span></text:p>
            </table:table-cell>
            <table:table-cell table:style-name="Table2.C20" office:value-type="string">
              <text:p text:style-name="P1"><text:span text:style-name="T1">7</text:span></text:p>
            </table:table-cell>
            <table:table-cell table:style-name="Table2.D20" office:value-type="string">
              <text:p text:style-name="P1"><text:span text:style-name="T1">0.50</text:span></text:p>
            </table:table-cell>
          </table:table-row>
          <table:table-row table:style-name="Table2.1">
            <table:covered-table-cell/>
            <table:table-cell table:style-name="Table2.B21" office:value-type="string">
              <text:p text:style-name="P1"><text:span text:style-name="T1">3</text:span></text:p>
            </table:table-cell>
            <table:table-cell table:style-name="Table2.C21" office:value-type="string">
              <text:p text:style-name="P1"><text:span text:style-name="T1">8</text:span></text:p>
            </table:table-cell>
            <table:table-cell table:style-name="Table2.D21" office:value-type="string">
              <text:p text:style-name="P1"><text:span text:style-name="T1">0.43</text:span></text:p>
            </table:table-cell>
          </table:table-row>
          <table:table-row table:style-name="Table2.1">
            <table:covered-table-cell/>
            <table:table-cell table:style-name="Table2.B22" office:value-type="string">
              <text:p text:style-name="P1"><text:span text:style-name="T1">2</text:span></text:p>
            </table:table-cell>
            <table:table-cell table:style-name="Table2.C22" office:value-type="string">
              <text:p text:style-name="P1"><text:span text:style-name="T1">9</text:span></text:p>
            </table:table-cell>
            <table:table-cell table:style-name="Table2.D22" office:value-type="string">
              <text:p text:style-name="P1"><text:span text:style-name="T1">0.35</text:span></text:p>
            </table:table-cell>
          </table:table-row>
          <table:table-row table:style-name="Table2.1">
            <table:covered-table-cell/>
            <table:table-cell table:style-name="Table2.B23" office:value-type="string">
              <text:p text:style-name="P1"><text:span text:style-name="T1">1</text:span></text:p>
            </table:table-cell>
            <table:table-cell table:style-name="Table2.C23" office:value-type="string">
              <text:p text:style-name="P1"><text:span text:style-name="T1">10</text:span></text:p>
            </table:table-cell>
            <table:table-cell table:style-name="Table2.D23" office:value-type="string">
              <text:p text:style-name="P1"><text:span text:style-name="T1">0.28</text:span></text:p>
            </table:table-cell>
          </table:table-row>
          <table:table-row table:style-name="Table2.1">
            <table:covered-table-cell/>
            <table:table-cell table:style-name="Table2.B24" office:value-type="string">
              <text:p text:style-name="P1"><text:span text:style-name="T1">0</text:span></text:p>
            </table:table-cell>
            <table:table-cell table:style-name="Table2.C24" office:value-type="string">
              <text:p text:style-name="P1"><text:span text:style-name="T1">11</text:span></text:p>
            </table:table-cell>
            <table:table-cell table:style-name="Table2.D24" office:value-type="string">
              <text:p text:style-name="P1"><text:span text:style-name="T1">0.21</text:span></text:p>
            </table:table-cell>
          </table:table-row>
          <table:table-row table:style-name="Table2.1">
            <table:table-cell table:style-name="Table2.A2" table:number-rows-spanned="13" office:value-type="string">
              <text:p text:style-name="P3"><text:span text:style-name="T1">12</text:span></text:p>
            </table:table-cell>
            <table:table-cell table:style-name="Table2.B2" office:value-type="string">
              <text:p text:style-name="P1"><text:span text:style-name="T1">12</text:span></text:p>
            </table:table-cell>
            <table:table-cell table:style-name="Table2.B2" office:value-type="string">
              <text:p text:style-name="P1"><text:span text:style-name="T1">0</text:span></text:p>
            </table:table-cell>
            <table:table-cell table:style-name="Table2.B2" office:value-type="string">
              <text:p text:style-name="P1"><text:span text:style-name="T1">1.00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11</text:span></text:p>
            </table:table-cell>
            <table:table-cell table:style-name="Table2.B2" office:value-type="string">
              <text:p text:style-name="P1"><text:span text:style-name="T1">1</text:span></text:p>
            </table:table-cell>
            <table:table-cell table:style-name="Table2.B2" office:value-type="string">
              <text:p text:style-name="P1"><text:span text:style-name="T1">0.93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10</text:span></text:p>
            </table:table-cell>
            <table:table-cell table:style-name="Table2.B2" office:value-type="string">
              <text:p text:style-name="P1"><text:span text:style-name="T1">2</text:span></text:p>
            </table:table-cell>
            <table:table-cell table:style-name="Table2.B2" office:value-type="string">
              <text:p text:style-name="P1"><text:span text:style-name="T1">0.87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9</text:span></text:p>
            </table:table-cell>
            <table:table-cell table:style-name="Table2.B2" office:value-type="string">
              <text:p text:style-name="P1"><text:span text:style-name="T1">3</text:span></text:p>
            </table:table-cell>
            <table:table-cell table:style-name="Table2.B2" office:value-type="string">
              <text:p text:style-name="P1"><text:span text:style-name="T1">0.80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8</text:span></text:p>
            </table:table-cell>
            <table:table-cell table:style-name="Table2.B2" office:value-type="string">
              <text:p text:style-name="P1"><text:span text:style-name="T1">4</text:span></text:p>
            </table:table-cell>
            <table:table-cell table:style-name="Table2.B2" office:value-type="string">
              <text:p text:style-name="P1"><text:span text:style-name="T1">0.74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7</text:span></text:p>
            </table:table-cell>
            <table:table-cell table:style-name="Table2.B2" office:value-type="string">
              <text:p text:style-name="P1"><text:span text:style-name="T1">5</text:span></text:p>
            </table:table-cell>
            <table:table-cell table:style-name="Table2.B2" office:value-type="string">
              <text:p text:style-name="P1"><text:span text:style-name="T1">0.67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6</text:span></text:p>
            </table:table-cell>
            <table:table-cell table:style-name="Table2.B2" office:value-type="string">
              <text:p text:style-name="P1"><text:span text:style-name="T1">6</text:span></text:p>
            </table:table-cell>
            <table:table-cell table:style-name="Table2.B2" office:value-type="string">
              <text:p text:style-name="P1"><text:span text:style-name="T1">0.61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5</text:span></text:p>
            </table:table-cell>
            <table:table-cell table:style-name="Table2.B2" office:value-type="string">
              <text:p text:style-name="P1"><text:span text:style-name="T1">7</text:span></text:p>
            </table:table-cell>
            <table:table-cell table:style-name="Table2.B2" office:value-type="string">
              <text:p text:style-name="P1"><text:span text:style-name="T1">0.54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4</text:span></text:p>
            </table:table-cell>
            <table:table-cell table:style-name="Table2.B2" office:value-type="string">
              <text:p text:style-name="P1"><text:span text:style-name="T1">8</text:span></text:p>
            </table:table-cell>
            <table:table-cell table:style-name="Table2.B2" office:value-type="string">
              <text:p text:style-name="P1"><text:span text:style-name="T1">0.47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3</text:span></text:p>
            </table:table-cell>
            <table:table-cell table:style-name="Table2.B2" office:value-type="string">
              <text:p text:style-name="P1"><text:span text:style-name="T1">9</text:span></text:p>
            </table:table-cell>
            <table:table-cell table:style-name="Table2.B2" office:value-type="string">
              <text:p text:style-name="P1"><text:span text:style-name="T1">0.41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2</text:span></text:p>
            </table:table-cell>
            <table:table-cell table:style-name="Table2.B2" office:value-type="string">
              <text:p text:style-name="P1"><text:span text:style-name="T1">10</text:span></text:p>
            </table:table-cell>
            <table:table-cell table:style-name="Table2.B2" office:value-type="string">
              <text:p text:style-name="P1"><text:span text:style-name="T1">0.34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1</text:span></text:p>
            </table:table-cell>
            <table:table-cell table:style-name="Table2.B2" office:value-type="string">
              <text:p text:style-name="P1"><text:span text:style-name="T1">11</text:span></text:p>
            </table:table-cell>
            <table:table-cell table:style-name="Table2.B2" office:value-type="string">
              <text:p text:style-name="P1"><text:span text:style-name="T1">0.28</text:span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1"><text:span text:style-name="T1">0</text:span></text:p>
            </table:table-cell>
            <table:table-cell table:style-name="Table2.B2" office:value-type="string">
              <text:p text:style-name="P1"><text:span text:style-name="T1">12</text:span></text:p>
            </table:table-cell>
            <table:table-cell table:style-name="Table2.B2" office:value-type="string">
              <text:p text:style-name="P1"><text:span text:style-name="T1">0.21</text:span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ext:soft-page-break/>
          <table:table-row table:style-name="Table3.1">
            <table:table-cell table:style-name="Table3.A1" office:value-type="string">
              <text:p text:style-name="P2"><text:span text:style-name="T1">Total Flow<text:line-break/>(L/min)</text:span></text:p>
            </table:table-cell>
            <table:table-cell table:style-name="Table3.A1" office:value-type="string">
              <text:p text:style-name="P2"><text:span text:style-name="T1">100% Oxygen (L/min)</text:span></text:p>
            </table:table-cell>
            <table:table-cell table:style-name="Table3.A1" office:value-type="string">
              <text:p text:style-name="P2"><text:span text:style-name="T1">Medical air<text:line-break/>(L/min)</text:span></text:p>
            </table:table-cell>
            <table:table-cell table:style-name="Table3.A1" office:value-type="string">
              <text:p text:style-name="P2"><text:span text:style-name="T1">FiO</text:span><text:span text:style-name="T3">2</text:span></text:p>
            </table:table-cell>
          </table:table-row>
          <table:table-row table:style-name="Table3.1">
            <table:table-cell table:style-name="Table3.A15" table:number-rows-spanned="14" office:value-type="string">
              <text:p text:style-name="P3"><text:span text:style-name="T1">13</text:span></text:p>
            </table:table-cell>
            <table:table-cell table:style-name="Table3.B2" office:value-type="string">
              <text:p text:style-name="P1"><text:span text:style-name="T1">13</text:span></text:p>
            </table:table-cell>
            <table:table-cell table:style-name="Table3.C2" office:value-type="string">
              <text:p text:style-name="P1"><text:span text:style-name="T1">0</text:span></text:p>
            </table:table-cell>
            <table:table-cell table:style-name="Table3.D2" office:value-type="string">
              <text:p text:style-name="P1"><text:span text:style-name="T1">1.00</text:span></text:p>
            </table:table-cell>
          </table:table-row>
          <table:table-row table:style-name="Table3.1">
            <table:covered-table-cell/>
            <table:table-cell table:style-name="Table3.B3" office:value-type="string">
              <text:p text:style-name="P1"><text:span text:style-name="T1">12</text:span></text:p>
            </table:table-cell>
            <table:table-cell table:style-name="Table3.C3" office:value-type="string">
              <text:p text:style-name="P1"><text:span text:style-name="T1">1</text:span></text:p>
            </table:table-cell>
            <table:table-cell table:style-name="Table3.D3" office:value-type="string">
              <text:p text:style-name="P1"><text:span text:style-name="T1">0.94</text:span></text:p>
            </table:table-cell>
          </table:table-row>
          <table:table-row table:style-name="Table3.1">
            <table:covered-table-cell/>
            <table:table-cell table:style-name="Table3.B4" office:value-type="string">
              <text:p text:style-name="P1"><text:span text:style-name="T1">11</text:span></text:p>
            </table:table-cell>
            <table:table-cell table:style-name="Table3.C4" office:value-type="string">
              <text:p text:style-name="P1"><text:span text:style-name="T1">2</text:span></text:p>
            </table:table-cell>
            <table:table-cell table:style-name="Table3.D4" office:value-type="string">
              <text:p text:style-name="P1"><text:span text:style-name="T1">0.88</text:span></text:p>
            </table:table-cell>
          </table:table-row>
          <table:table-row table:style-name="Table3.1">
            <table:covered-table-cell/>
            <table:table-cell table:style-name="Table3.B5" office:value-type="string">
              <text:p text:style-name="P1"><text:span text:style-name="T1">10</text:span></text:p>
            </table:table-cell>
            <table:table-cell table:style-name="Table3.C5" office:value-type="string">
              <text:p text:style-name="P1"><text:span text:style-name="T1">3</text:span></text:p>
            </table:table-cell>
            <table:table-cell table:style-name="Table3.D5" office:value-type="string">
              <text:p text:style-name="P1"><text:span text:style-name="T1">0.82</text:span></text:p>
            </table:table-cell>
          </table:table-row>
          <table:table-row table:style-name="Table3.1">
            <table:covered-table-cell/>
            <table:table-cell table:style-name="Table3.B6" office:value-type="string">
              <text:p text:style-name="P1"><text:span text:style-name="T1">9</text:span></text:p>
            </table:table-cell>
            <table:table-cell table:style-name="Table3.C6" office:value-type="string">
              <text:p text:style-name="P1"><text:span text:style-name="T1">4</text:span></text:p>
            </table:table-cell>
            <table:table-cell table:style-name="Table3.D6" office:value-type="string">
              <text:p text:style-name="P1"><text:span text:style-name="T1">0.76</text:span></text:p>
            </table:table-cell>
          </table:table-row>
          <table:table-row table:style-name="Table3.1">
            <table:covered-table-cell/>
            <table:table-cell table:style-name="Table3.B7" office:value-type="string">
              <text:p text:style-name="P1"><text:span text:style-name="T1">8</text:span></text:p>
            </table:table-cell>
            <table:table-cell table:style-name="Table3.C7" office:value-type="string">
              <text:p text:style-name="P1"><text:span text:style-name="T1">5</text:span></text:p>
            </table:table-cell>
            <table:table-cell table:style-name="Table3.D7" office:value-type="string">
              <text:p text:style-name="P1"><text:span text:style-name="T1">0.70</text:span></text:p>
            </table:table-cell>
          </table:table-row>
          <table:table-row table:style-name="Table3.1">
            <table:covered-table-cell/>
            <table:table-cell table:style-name="Table3.B8" office:value-type="string">
              <text:p text:style-name="P1"><text:span text:style-name="T1">7</text:span></text:p>
            </table:table-cell>
            <table:table-cell table:style-name="Table3.C8" office:value-type="string">
              <text:p text:style-name="P1"><text:span text:style-name="T1">6</text:span></text:p>
            </table:table-cell>
            <table:table-cell table:style-name="Table3.D8" office:value-type="string">
              <text:p text:style-name="P1"><text:span text:style-name="T1">0.64</text:span></text:p>
            </table:table-cell>
          </table:table-row>
          <table:table-row table:style-name="Table3.1">
            <table:covered-table-cell/>
            <table:table-cell table:style-name="Table3.B9" office:value-type="string">
              <text:p text:style-name="P1"><text:span text:style-name="T1">6</text:span></text:p>
            </table:table-cell>
            <table:table-cell table:style-name="Table3.C9" office:value-type="string">
              <text:p text:style-name="P1"><text:span text:style-name="T1">7</text:span></text:p>
            </table:table-cell>
            <table:table-cell table:style-name="Table3.D9" office:value-type="string">
              <text:p text:style-name="P1"><text:span text:style-name="T1">0.57</text:span></text:p>
            </table:table-cell>
          </table:table-row>
          <table:table-row table:style-name="Table3.1">
            <table:covered-table-cell/>
            <table:table-cell table:style-name="Table3.B10" office:value-type="string">
              <text:p text:style-name="P1"><text:span text:style-name="T1">5</text:span></text:p>
            </table:table-cell>
            <table:table-cell table:style-name="Table3.C10" office:value-type="string">
              <text:p text:style-name="P1"><text:span text:style-name="T1">8</text:span></text:p>
            </table:table-cell>
            <table:table-cell table:style-name="Table3.D10" office:value-type="string">
              <text:p text:style-name="P1"><text:span text:style-name="T1">0.51</text:span></text:p>
            </table:table-cell>
          </table:table-row>
          <table:table-row table:style-name="Table3.1">
            <table:covered-table-cell/>
            <table:table-cell table:style-name="Table3.B11" office:value-type="string">
              <text:p text:style-name="P1"><text:span text:style-name="T1">4</text:span></text:p>
            </table:table-cell>
            <table:table-cell table:style-name="Table3.C11" office:value-type="string">
              <text:p text:style-name="P1"><text:span text:style-name="T1">9</text:span></text:p>
            </table:table-cell>
            <table:table-cell table:style-name="Table3.D11" office:value-type="string">
              <text:p text:style-name="P1"><text:span text:style-name="T1">0.45</text:span></text:p>
            </table:table-cell>
          </table:table-row>
          <table:table-row table:style-name="Table3.1">
            <table:covered-table-cell/>
            <table:table-cell table:style-name="Table3.B12" office:value-type="string">
              <text:p text:style-name="P1"><text:span text:style-name="T1">3</text:span></text:p>
            </table:table-cell>
            <table:table-cell table:style-name="Table3.C12" office:value-type="string">
              <text:p text:style-name="P1"><text:span text:style-name="T1">10</text:span></text:p>
            </table:table-cell>
            <table:table-cell table:style-name="Table3.D12" office:value-type="string">
              <text:p text:style-name="P1"><text:span text:style-name="T1">0.39</text:span></text:p>
            </table:table-cell>
          </table:table-row>
          <table:table-row table:style-name="Table3.1">
            <table:covered-table-cell/>
            <table:table-cell table:style-name="Table3.B13" office:value-type="string">
              <text:p text:style-name="P1"><text:span text:style-name="T1">2</text:span></text:p>
            </table:table-cell>
            <table:table-cell table:style-name="Table3.C13" office:value-type="string">
              <text:p text:style-name="P1"><text:span text:style-name="T1">11</text:span></text:p>
            </table:table-cell>
            <table:table-cell table:style-name="Table3.D13" office:value-type="string">
              <text:p text:style-name="P1"><text:span text:style-name="T1">0.33</text:span></text:p>
            </table:table-cell>
          </table:table-row>
          <table:table-row table:style-name="Table3.1">
            <table:covered-table-cell/>
            <table:table-cell table:style-name="Table3.B14" office:value-type="string">
              <text:p text:style-name="P1"><text:span text:style-name="T1">1</text:span></text:p>
            </table:table-cell>
            <table:table-cell table:style-name="Table3.C14" office:value-type="string">
              <text:p text:style-name="P1"><text:span text:style-name="T1">12</text:span></text:p>
            </table:table-cell>
            <table:table-cell table:style-name="Table3.D14" office:value-type="string">
              <text:p text:style-name="P1"><text:span text:style-name="T1">0.27</text:span></text:p>
            </table:table-cell>
          </table:table-row>
          <table:table-row table:style-name="Table3.1">
            <table:covered-table-cell/>
            <table:table-cell table:style-name="Table3.B15" office:value-type="string">
              <text:p text:style-name="P1"><text:span text:style-name="T1">0</text:span></text:p>
            </table:table-cell>
            <table:table-cell table:style-name="Table3.C15" office:value-type="string">
              <text:p text:style-name="P1"><text:span text:style-name="T1">13</text:span></text:p>
            </table:table-cell>
            <table:table-cell table:style-name="Table3.D15" office:value-type="string">
              <text:p text:style-name="P1"><text:span text:style-name="T1">0.21</text:span></text:p>
            </table:table-cell>
          </table:table-row>
          <table:table-row table:style-name="Table3.1">
            <table:table-cell table:style-name="Table3.A16" table:number-rows-spanned="15" office:value-type="string">
              <text:p text:style-name="P3"><text:span text:style-name="T1">14</text:span></text:p>
            </table:table-cell>
            <table:table-cell table:style-name="Table3.B16" office:value-type="string">
              <text:p text:style-name="P1"><text:span text:style-name="T1">14</text:span></text:p>
            </table:table-cell>
            <table:table-cell table:style-name="Table3.B16" office:value-type="string">
              <text:p text:style-name="P1"><text:span text:style-name="T1">0</text:span></text:p>
            </table:table-cell>
            <table:table-cell table:style-name="Table3.B16" office:value-type="string">
              <text:p text:style-name="P1"><text:span text:style-name="T1">1.00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13</text:span></text:p>
            </table:table-cell>
            <table:table-cell table:style-name="Table3.B16" office:value-type="string">
              <text:p text:style-name="P1"><text:span text:style-name="T1">1</text:span></text:p>
            </table:table-cell>
            <table:table-cell table:style-name="Table3.B16" office:value-type="string">
              <text:p text:style-name="P1"><text:span text:style-name="T1">0.94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12</text:span></text:p>
            </table:table-cell>
            <table:table-cell table:style-name="Table3.B16" office:value-type="string">
              <text:p text:style-name="P1"><text:span text:style-name="T1">2</text:span></text:p>
            </table:table-cell>
            <table:table-cell table:style-name="Table3.B16" office:value-type="string">
              <text:p text:style-name="P1"><text:span text:style-name="T1">0.89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11</text:span></text:p>
            </table:table-cell>
            <table:table-cell table:style-name="Table3.B16" office:value-type="string">
              <text:p text:style-name="P1"><text:span text:style-name="T1">3</text:span></text:p>
            </table:table-cell>
            <table:table-cell table:style-name="Table3.B16" office:value-type="string">
              <text:p text:style-name="P1"><text:span text:style-name="T1">0.83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10</text:span></text:p>
            </table:table-cell>
            <table:table-cell table:style-name="Table3.B16" office:value-type="string">
              <text:p text:style-name="P1"><text:span text:style-name="T1">4</text:span></text:p>
            </table:table-cell>
            <table:table-cell table:style-name="Table3.B16" office:value-type="string">
              <text:p text:style-name="P1"><text:span text:style-name="T1">0.77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9</text:span></text:p>
            </table:table-cell>
            <table:table-cell table:style-name="Table3.B16" office:value-type="string">
              <text:p text:style-name="P1"><text:span text:style-name="T1">5</text:span></text:p>
            </table:table-cell>
            <table:table-cell table:style-name="Table3.B16" office:value-type="string">
              <text:p text:style-name="P1"><text:span text:style-name="T1">0.72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8</text:span></text:p>
            </table:table-cell>
            <table:table-cell table:style-name="Table3.B16" office:value-type="string">
              <text:p text:style-name="P1"><text:span text:style-name="T1">6</text:span></text:p>
            </table:table-cell>
            <table:table-cell table:style-name="Table3.B16" office:value-type="string">
              <text:p text:style-name="P1"><text:span text:style-name="T1">0.66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7</text:span></text:p>
            </table:table-cell>
            <table:table-cell table:style-name="Table3.B16" office:value-type="string">
              <text:p text:style-name="P1"><text:span text:style-name="T1">7</text:span></text:p>
            </table:table-cell>
            <table:table-cell table:style-name="Table3.B16" office:value-type="string">
              <text:p text:style-name="P1"><text:span text:style-name="T1">0.61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6</text:span></text:p>
            </table:table-cell>
            <table:table-cell table:style-name="Table3.B16" office:value-type="string">
              <text:p text:style-name="P1"><text:span text:style-name="T1">8</text:span></text:p>
            </table:table-cell>
            <table:table-cell table:style-name="Table3.B16" office:value-type="string">
              <text:p text:style-name="P1"><text:span text:style-name="T1">0.55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5</text:span></text:p>
            </table:table-cell>
            <table:table-cell table:style-name="Table3.B16" office:value-type="string">
              <text:p text:style-name="P1"><text:span text:style-name="T1">9</text:span></text:p>
            </table:table-cell>
            <table:table-cell table:style-name="Table3.B16" office:value-type="string">
              <text:p text:style-name="P1"><text:span text:style-name="T1">0.49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4</text:span></text:p>
            </table:table-cell>
            <table:table-cell table:style-name="Table3.B16" office:value-type="string">
              <text:p text:style-name="P1"><text:span text:style-name="T1">10</text:span></text:p>
            </table:table-cell>
            <table:table-cell table:style-name="Table3.B16" office:value-type="string">
              <text:p text:style-name="P1"><text:span text:style-name="T1">0.44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3</text:span></text:p>
            </table:table-cell>
            <table:table-cell table:style-name="Table3.B16" office:value-type="string">
              <text:p text:style-name="P1"><text:span text:style-name="T1">11</text:span></text:p>
            </table:table-cell>
            <table:table-cell table:style-name="Table3.B16" office:value-type="string">
              <text:p text:style-name="P1"><text:span text:style-name="T1">0.38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2</text:span></text:p>
            </table:table-cell>
            <table:table-cell table:style-name="Table3.B16" office:value-type="string">
              <text:p text:style-name="P1"><text:span text:style-name="T1">12</text:span></text:p>
            </table:table-cell>
            <table:table-cell table:style-name="Table3.B16" office:value-type="string">
              <text:p text:style-name="P1"><text:span text:style-name="T1">0.32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1</text:span></text:p>
            </table:table-cell>
            <table:table-cell table:style-name="Table3.B16" office:value-type="string">
              <text:p text:style-name="P1"><text:span text:style-name="T1">13</text:span></text:p>
            </table:table-cell>
            <table:table-cell table:style-name="Table3.B16" office:value-type="string">
              <text:p text:style-name="P1"><text:span text:style-name="T1">0.27</text:span></text:p>
            </table:table-cell>
          </table:table-row>
          <table:table-row table:style-name="Table3.1">
            <table:covered-table-cell/>
            <table:table-cell table:style-name="Table3.B16" office:value-type="string">
              <text:p text:style-name="P1"><text:span text:style-name="T1">0</text:span></text:p>
            </table:table-cell>
            <table:table-cell table:style-name="Table3.B16" office:value-type="string">
              <text:p text:style-name="P1"><text:span text:style-name="T1">14</text:span></text:p>
            </table:table-cell>
            <table:table-cell table:style-name="Table3.B16" office:value-type="string">
              <text:p text:style-name="P1"><text:span text:style-name="T1">0.21</text:span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in Singh</meta:initial-creator>
    <meta:editing-cycles>4</meta:editing-cycles>
    <meta:creation-date>2020-04-30T20:21:00</meta:creation-date>
    <dc:date>2020-05-08T19:06:44.278079408</dc:date>
    <meta:editing-duration>P2DT17H36M19S</meta:editing-duration>
    <meta:generator>LibreOffice/6.0.7.3$Linux_X86_64 LibreOffice_project/00m0$Build-3</meta:generator>
    <meta:document-statistic meta:table-count="3" meta:image-count="0" meta:object-count="0" meta:page-count="2" meta:paragraph-count="353" meta:word-count="371" meta:character-count="886" meta:non-whitespace-character-count="8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